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442">
      <style:table-properties style:writing-mode="lr-tb"/>
    </style:style>
    <style:style style:family="table-column" style:name="a443">
      <style:table-column-properties style:column-width="2.22222in"/>
    </style:style>
    <style:style style:family="table-column" style:name="a444">
      <style:table-column-properties style:column-width="2.22222in"/>
    </style:style>
    <style:style style:family="table-column" style:name="a445">
      <style:table-column-properties style:column-width="2.22222in"/>
    </style:style>
    <style:style style:family="table-column" style:name="a446">
      <style:table-column-properties style:column-width="2.22222in"/>
    </style:style>
    <style:style style:family="table-cell" style:name="a6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47">
      <style:table-row-properties style:row-height="0.40556in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8">
      <style:text-properties fo:language="pl" fo:country="PL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/>
    </style:style>
    <style:style style:family="graphic" style:name="a6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2">
      <style:text-properties fo:language="pl" fo:country="PL"/>
    </style:style>
    <style:style style:family="paragraph" style:name="a903">
      <style:paragraph-properties fo:text-align="center"/>
    </style:style>
    <style:style style:family="table-cell" style:name="a9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6">
      <style:text-properties fo:language="pl" fo:country="PL"/>
    </style:style>
    <style:style style:family="paragraph" style:name="a907">
      <style:paragraph-properties fo:text-align="center"/>
    </style:style>
    <style:style style:family="table-cell" style:name="a9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4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52">
      <style:text-properties fo:language="pl" fo:country="PL"/>
    </style:style>
    <style:style style:family="paragraph" style:name="a453">
      <style:paragraph-properties fo:text-align="center"/>
    </style:style>
    <style:style style:family="table-cell" style:name="a4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56">
      <style:text-properties fo:language="pl" fo:country="PL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text-align="center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910">
      <style:table-row-properties style:row-height="0.40556in"/>
    </style:style>
    <style:style style:family="text" style:name="a911">
      <style:text-properties fo:language="pl" fo:country="PL"/>
    </style:style>
    <style:style style:family="paragraph" style:name="a912">
      <style:paragraph-properties/>
    </style:style>
    <style:style style:family="table-cell" style:name="a9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15">
      <style:text-properties fo:language="pl" fo:country="PL"/>
    </style:style>
    <style:style style:family="paragraph" style:name="a916">
      <style:paragraph-properties fo:text-align="center"/>
    </style:style>
    <style:style style:family="table-cell" style:name="a9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19">
      <style:text-properties fo:language="pl" fo:country="PL"/>
    </style:style>
    <style:style style:family="text" style:name="a460">
      <style:text-properties fo:language="pl" fo:country="PL"/>
    </style:style>
    <style:style style:family="paragraph" style:name="a461">
      <style:paragraph-properties fo:text-align="center"/>
    </style:style>
    <style:style style:family="table-cell" style:name="a4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64">
      <style:table-row-properties style:row-height="0.40556in"/>
    </style:style>
    <style:style style:family="text" style:name="a465">
      <style:text-properties fo:language="pl" fo:country="PL"/>
    </style:style>
    <style:style style:family="paragraph" style:name="a466">
      <style:paragraph-properties/>
    </style:style>
    <style:style style:family="graphic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4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language="pl" fo:country="PL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695">
      <style:table-properties style:writing-mode="lr-tb"/>
    </style:style>
    <style:style style:family="table-column" style:name="a696">
      <style:table-column-properties style:column-width="2.22222in"/>
    </style:style>
    <style:style style:family="table-column" style:name="a697">
      <style:table-column-properties style:column-width="2.22222in"/>
    </style:style>
    <style:style style:family="table-column" style:name="a698">
      <style:table-column-properties style:column-width="2.22222in"/>
    </style:style>
    <style:style style:family="paragraph" style:name="a920">
      <style:paragraph-properties fo:text-align="center"/>
    </style:style>
    <style:style style:family="table-column" style:name="a699">
      <style:table-column-properties style:column-width="2.22222in"/>
    </style:style>
    <style:style style:family="table-cell" style:name="a9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23">
      <style:text-properties fo:language="pl" fo:country="PL"/>
    </style:style>
    <style:style style:family="paragraph" style:name="a924">
      <style:paragraph-properties fo:text-align="center"/>
    </style:style>
    <style:style style:family="table-cell" style:name="a9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70">
      <style:paragraph-properties fo:text-align="center"/>
    </style:style>
    <style:style style:family="table-cell" style:name="a4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73">
      <style:text-properties fo:language="pl" fo:country="PL"/>
    </style:style>
    <style:style style:family="paragraph" style:name="a474">
      <style:paragraph-properties fo:text-align="center"/>
    </style:style>
    <style:style style:family="table-cell" style:name="a4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77">
      <style:text-properties fo:language="pl" fo:country="PL"/>
    </style:style>
    <style:style style:family="paragraph" style:name="a478">
      <style:paragraph-properties fo:text-align="center"/>
    </style:style>
    <style:style style:family="table-row" style:name="a700">
      <style:table-row-properties style:row-height="0.40556in"/>
    </style:style>
    <style:style style:family="text" style:name="a701">
      <style:text-properties fo:language="pl" fo:country="PL"/>
    </style:style>
    <style:style style:family="paragraph" style:name="a702">
      <style:paragraph-properties/>
    </style:style>
    <style:style style:family="table-cell" style:name="a7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05">
      <style:text-properties fo:language="pl" fo:country="PL"/>
    </style:style>
    <style:style style:family="paragraph" style:name="a706">
      <style:paragraph-properties fo:text-align="center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language="pl" fo:country="PL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0">
      <style:paragraph-properties fo:text-align="center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13">
      <style:text-properties fo:language="pl" fo:country="PL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4">
      <style:paragraph-properties fo:text-align="center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7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717">
      <style:table-row-properties style:row-height="0.40556in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language="pl" fo:country="PL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/>
    </style:style>
    <style:style style:family="paragraph" style:name="a1009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2">
      <style:text-properties fo:language="pl" fo:country="PL"/>
    </style:style>
    <style:style style:family="drawing-page" style:name="a10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3">
      <style:paragraph-properties fo:text-align="center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6">
      <style:text-properties fo:language="pl" fo:country="PL"/>
    </style:style>
    <style:style style:family="table" style:name="a1016">
      <style:table-properties style:writing-mode="lr-tb"/>
    </style:style>
    <style:style style:family="table" style:name="a951">
      <style:table-properties style:writing-mode="lr-tb"/>
    </style:style>
    <style:style style:family="paragraph" style:name="a727">
      <style:paragraph-properties fo:text-align="center"/>
    </style:style>
    <style:style style:family="table-column" style:name="a952">
      <style:table-column-properties style:column-width="2.22222in"/>
    </style:style>
    <style:style style:family="table-column" style:name="a1017">
      <style:table-column-properties style:column-width="2.22222in"/>
    </style:style>
    <style:style style:family="table-column" style:name="a953">
      <style:table-column-properties style:column-width="2.22222in"/>
    </style:style>
    <style:style style:family="table-cell" style:name="a7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1018">
      <style:table-column-properties style:column-width="2.22222in"/>
    </style:style>
    <style:style style:family="table-column" style:name="a954">
      <style:table-column-properties style:column-width="2.22222in"/>
    </style:style>
    <style:style style:family="table-column" style:name="a1019">
      <style:table-column-properties style:column-width="2.22222in"/>
    </style:style>
    <style:style style:family="table-column" style:name="a955">
      <style:table-column-properties style:column-width="2.22222in"/>
    </style:style>
    <style:style style:family="table-row" style:name="a956">
      <style:table-row-properties style:row-height="0.40556in"/>
    </style:style>
    <style:style style:family="text" style:name="a957">
      <style:text-properties fo:language="pl" fo:country="PL"/>
    </style:style>
    <style:style style:family="paragraph" style:name="a958">
      <style:paragraph-properties/>
    </style:style>
    <style:style style:family="graphic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505">
      <style:table-properties style:writing-mode="lr-tb"/>
    </style:style>
    <style:style style:family="table-column" style:name="a506">
      <style:table-column-properties style:column-width="2.22222in"/>
    </style:style>
    <style:style style:family="text" style:name="a730">
      <style:text-properties fo:language="pl" fo:country="PL"/>
    </style:style>
    <style:style style:family="table-column" style:name="a1020">
      <style:table-column-properties style:column-width="2.22222in"/>
    </style:style>
    <style:style style:family="paragraph" style:name="a731">
      <style:paragraph-properties fo:text-align="center"/>
    </style:style>
    <style:style style:family="table-column" style:name="a507">
      <style:table-column-properties style:column-width="2.22222in"/>
    </style:style>
    <style:style style:family="table-row" style:name="a1021">
      <style:table-row-properties style:row-height="0.40556in"/>
    </style:style>
    <style:style style:family="table-column" style:name="a508">
      <style:table-column-properties style:column-width="2.22222in"/>
    </style:style>
    <style:style style:family="text" style:name="a1022">
      <style:text-properties fo:language="pl" fo:country="PL"/>
    </style:style>
    <style:style style:family="table-cell" style:name="a7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509">
      <style:table-column-properties style:column-width="2.22222in"/>
    </style:style>
    <style:style style:family="paragraph" style:name="a1023">
      <style:paragraph-properties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7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10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61">
      <style:text-properties fo:language="pl" fo:country="PL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6">
      <style:text-properties fo:language="pl" fo:country="PL"/>
    </style:style>
    <style:style style:family="paragraph" style:name="a962">
      <style:paragraph-properties fo:text-align="center"/>
    </style:style>
    <style:style style:family="paragraph" style:name="a1027">
      <style:paragraph-properties fo:text-align="center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0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65">
      <style:text-properties fo:language="pl" fo:country="PL"/>
    </style:style>
    <style:style style:family="paragraph" style:name="a966">
      <style:paragraph-properties fo:text-align="center"/>
    </style:style>
    <style:style style:family="table-cell" style:name="a9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69">
      <style:text-properties fo:language="pl" fo:country="PL"/>
    </style:style>
    <style:style style:family="table-row" style:name="a510">
      <style:table-row-properties style:row-height="0.40556in"/>
    </style:style>
    <style:style style:family="text" style:name="a511">
      <style:text-properties fo:language="pl" fo:country="PL"/>
    </style:style>
    <style:style style:family="paragraph" style:name="a512">
      <style:paragraph-properties/>
    </style:style>
    <style:style style:family="table-cell" style:name="a5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15">
      <style:text-properties fo:language="pl" fo:country="PL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text-align="center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0">
      <style:text-properties fo:language="pl" fo:country="PL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text-align="center"/>
    </style:style>
    <style:style style:family="table-cell" style:name="a5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language="pl" fo:country="PL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45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language="pl" fo:country="PL"/>
    </style:style>
    <style:style style:family="paragraph" style:name="a970">
      <style:paragraph-properties fo:text-align="center"/>
    </style:style>
    <style:style style:family="paragraph" style:name="a1035">
      <style:paragraph-properties fo:text-align="center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9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038">
      <style:table-row-properties style:row-height="0.40556in"/>
    </style:style>
    <style:style style:family="table-row" style:name="a973">
      <style:table-row-properties style:row-height="0.40556in"/>
    </style:style>
    <style:style style:family="text" style:name="a974">
      <style:text-properties fo:language="pl" fo:country="PL"/>
    </style:style>
    <style:style style:family="text" style:name="a1039">
      <style:text-properties fo:language="pl" fo:country="PL"/>
    </style:style>
    <style:style style:family="paragraph" style:name="a975">
      <style:paragraph-properties/>
    </style:style>
    <style:style style:family="table-cell" style:name="a9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8">
      <style:text-properties fo:language="pl" fo:country="PL"/>
    </style:style>
    <style:style style:family="paragraph" style:name="a979">
      <style:paragraph-properties fo:text-align="center"/>
    </style:style>
    <style:style style:family="paragraph" style:name="a520">
      <style:paragraph-properties fo:text-align="center"/>
    </style:style>
    <style:style style:family="table-cell" style:name="a5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23">
      <style:text-properties fo:language="pl" fo:country="PL"/>
    </style:style>
    <style:style style:family="text" style:name="a524">
      <style:text-properties fo:language="pl" fo:country="PL"/>
    </style:style>
    <style:style style:family="paragraph" style:name="a525">
      <style:paragraph-properties fo:text-align="center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40">
      <style:paragraph-properties/>
    </style:style>
    <style:style style:family="paragraph" style:name="a751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528">
      <style:table-row-properties style:row-height="0.40556in"/>
    </style:style>
    <style:style style:family="text" style:name="a529">
      <style:text-properties fo:language="pl" fo:country="PL"/>
    </style:style>
    <style:style style:family="table-cell" style:name="a10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3">
      <style:text-properties fo:language="pl" fo:country="PL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text-align="center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0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9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758">
      <style:table-properties style:writing-mode="lr-tb"/>
    </style:style>
    <style:style style:family="text" style:name="a1047">
      <style:text-properties fo:language="pl" fo:country="PL"/>
    </style:style>
    <style:style style:family="text" style:name="a982">
      <style:text-properties fo:language="pl" fo:country="PL"/>
    </style:style>
    <style:style style:family="table-column" style:name="a759">
      <style:table-column-properties style:column-width="2.22222in"/>
    </style:style>
    <style:style style:family="paragraph" style:name="a1048">
      <style:paragraph-properties fo:text-align="center"/>
    </style:style>
    <style:style style:family="paragraph" style:name="a983">
      <style:paragraph-properties fo:text-align="center"/>
    </style:style>
    <style:style style:family="table-cell" style:name="a9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86">
      <style:text-properties fo:language="pl" fo:country="PL"/>
    </style:style>
    <style:style style:family="paragraph" style:name="a987">
      <style:paragraph-properties fo:text-align="center"/>
    </style:style>
    <style:style style:family="table-cell" style:name="a9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30">
      <style:paragraph-properties/>
    </style:style>
    <style:style style:family="table-cell" style:name="a5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33">
      <style:text-properties fo:language="pl" fo:country="PL"/>
    </style:style>
    <style:style style:family="paragraph" style:name="a534">
      <style:paragraph-properties fo:text-align="center"/>
    </style:style>
    <style:style style:family="table-cell" style:name="a5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760">
      <style:table-column-properties style:column-width="2.22222in"/>
    </style:style>
    <style:style style:family="text" style:name="a537">
      <style:text-properties fo:language="pl" fo:country="PL"/>
    </style:style>
    <style:style style:family="table-cell" style:name="a10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761">
      <style:table-column-properties style:column-width="2.22222in"/>
    </style:style>
    <style:style style:family="paragraph" style:name="a538">
      <style:paragraph-properties fo:text-align="center"/>
    </style:style>
    <style:style style:family="text" style:name="a1051">
      <style:text-properties fo:language="pl" fo:country="PL"/>
    </style:style>
    <style:style style:family="table-column" style:name="a762">
      <style:table-column-properties style:column-width="2.22222in"/>
    </style:style>
    <style:style style:family="table-row" style:name="a763">
      <style:table-row-properties style:row-height="0.40556in"/>
    </style:style>
    <style:style style:family="paragraph" style:name="a1052">
      <style:paragraph-properties fo:text-align="center"/>
    </style:style>
    <style:style style:family="text" style:name="a764">
      <style:text-properties fo:language="pl" fo:country="PL"/>
    </style:style>
    <style:style style:family="paragraph" style:name="a765">
      <style:paragraph-properties/>
    </style:style>
    <style:style style:family="table-cell" style:name="a10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7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language="pl" fo:country="PL"/>
    </style:style>
    <style:style style:family="graphic" style:name="a10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69">
      <style:paragraph-properties fo:text-align="center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41">
      <style:text-properties fo:language="pl" fo:country="PL"/>
    </style:style>
    <style:style style:family="paragraph" style:name="a542">
      <style:paragraph-properties fo:text-align="center"/>
    </style:style>
    <style:style style:family="table-cell" style:name="a5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language="pl" fo:country="PL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3">
      <style:paragraph-properties fo:text-align="center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language="pl" fo:country="PL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text-align="center"/>
    </style:style>
    <style:style style:family="paragraph" style:name="a1066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780">
      <style:table-row-properties style:row-height="0.40556in"/>
    </style:style>
    <style:style style:family="text" style:name="a781">
      <style:text-properties fo:language="pl" fo:country="PL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85">
      <style:text-properties fo:language="pl" fo:country="PL"/>
    </style:style>
    <style:style style:family="graphic" style:name="a10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86">
      <style:paragraph-properties fo:text-align="center"/>
    </style:style>
    <style:style style:family="table-cell" style:name="a7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89">
      <style:text-properties fo:language="pl" fo:country="PL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text-align="center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7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569">
      <style:table-properties style:writing-mode="lr-tb"/>
    </style:style>
    <style:style style:family="text" style:name="a793">
      <style:text-properties fo:language="pl" fo:country="PL"/>
    </style:style>
    <style:style style:family="paragraph" style:name="a794">
      <style:paragraph-properties fo:text-align="center"/>
    </style:style>
    <style:style style:family="table-cell" style:name="a7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olumn" style:name="a570">
      <style:table-column-properties style:column-width="2.22222in"/>
    </style:style>
    <style:style style:family="table-column" style:name="a571">
      <style:table-column-properties style:column-width="2.22222in"/>
    </style:style>
    <style:style style:family="table-column" style:name="a572">
      <style:table-column-properties style:column-width="2.22222in"/>
    </style:style>
    <style:style style:family="table-column" style:name="a573">
      <style:table-column-properties style:column-width="2.22222in"/>
    </style:style>
    <style:style style:family="table-row" style:name="a574">
      <style:table-row-properties style:row-height="0.40556in"/>
    </style:style>
    <style:style style:family="text" style:name="a575">
      <style:text-properties fo:language="pl" fo:country="PL"/>
    </style:style>
    <style:style style:family="paragraph" style:name="a576">
      <style:paragraph-properties/>
    </style:style>
    <style:style style:family="table-cell" style:name="a5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800">
      <style:table-properties style:writing-mode="lr-tb"/>
    </style:style>
    <style:style style:family="text" style:name="a579">
      <style:text-properties fo:language="pl" fo:country="PL"/>
    </style:style>
    <style:style style:family="table-column" style:name="a801">
      <style:table-column-properties style:column-width="2.22222in"/>
    </style:style>
    <style:style style:family="table-column" style:name="a802">
      <style:table-column-properties style:column-width="2.22222in"/>
    </style:style>
    <style:style style:family="table-column" style:name="a803">
      <style:table-column-properties style:column-width="2.22222in"/>
    </style:style>
    <style:style style:family="table-column" style:name="a804">
      <style:table-column-properties style:column-width="2.22222in"/>
    </style:style>
    <style:style style:family="table-row" style:name="a805">
      <style:table-row-properties style:row-height="0.40556in"/>
    </style:style>
    <style:style style:family="text" style:name="a806">
      <style:text-properties fo:language="pl" fo:country="PL"/>
    </style:style>
    <style:style style:family="paragraph" style:name="a807">
      <style:paragraph-properties/>
    </style:style>
    <style:style style:family="table-cell" style:name="a8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80">
      <style:paragraph-properties fo:text-align="center"/>
    </style:style>
    <style:style style:family="table-cell" style:name="a5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83">
      <style:text-properties fo:language="pl" fo:country="PL"/>
    </style:style>
    <style:style style:family="paragraph" style:name="a584">
      <style:paragraph-properties fo:text-align="center"/>
    </style:style>
    <style:style style:family="table-cell" style:name="a5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87">
      <style:text-properties fo:language="pl" fo:country="PL"/>
    </style:style>
    <style:style style:family="paragraph" style:name="a588">
      <style:paragraph-properties fo:text-align="center"/>
    </style:style>
    <style:style style:family="text" style:name="a810">
      <style:text-properties fo:language="pl" fo:country="PL"/>
    </style:style>
    <style:style style:family="paragraph" style:name="a811">
      <style:paragraph-properties fo:text-align="center"/>
    </style:style>
    <style:style style:family="table-cell" style:name="a8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14">
      <style:text-properties fo:language="pl" fo:country="PL"/>
    </style:style>
    <style:style style:family="paragraph" style:name="a815">
      <style:paragraph-properties fo:text-align="center"/>
    </style:style>
    <style:style style:family="table-cell" style:name="a8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18">
      <style:text-properties fo:language="pl" fo:country="PL"/>
    </style:style>
    <style:style style:family="paragraph" style:name="a819">
      <style:paragraph-properties fo:text-align="center"/>
    </style:style>
    <style:style style:family="table-cell" style:name="a5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91">
      <style:table-row-properties style:row-height="0.40556in"/>
    </style:style>
    <style:style style:family="drawing-page" style:name="a3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language="pl" fo:country="PL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/>
    </style:style>
    <style:style style:family="table-cell" style:name="a5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96">
      <style:text-properties fo:language="pl" fo:country="PL"/>
    </style:style>
    <style:style style:family="paragraph" style:name="a597">
      <style:paragraph-properties fo:text-align="center"/>
    </style:style>
    <style:style style:family="table-cell" style:name="a5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8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22">
      <style:table-row-properties style:row-height="0.40556in"/>
    </style:style>
    <style:style style:family="text" style:name="a823">
      <style:text-properties fo:language="pl" fo:country="PL"/>
    </style:style>
    <style:style style:family="paragraph" style:name="a824">
      <style:paragraph-properties/>
    </style:style>
    <style:style style:family="table-cell" style:name="a8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27">
      <style:text-properties fo:language="pl" fo:country="PL"/>
    </style:style>
    <style:style style:family="paragraph" style:name="a828">
      <style:paragraph-properties fo:text-align="center"/>
    </style:style>
    <style:style style:family="paragraph" style:name="a3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0">
      <style:text-properties fo:language="pl" fo:country="PL"/>
    </style:style>
    <style:style style:family="table" style:name="a379">
      <style:table-properties style:writing-mode="lr-tb"/>
    </style:style>
    <style:style style:family="paragraph" style:name="a601">
      <style:paragraph-properties fo:text-align="center"/>
    </style:style>
    <style:style style:family="table-cell" style:name="a6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04">
      <style:text-properties fo:language="pl" fo:country="PL"/>
    </style:style>
    <style:style style:family="paragraph" style:name="a605">
      <style:paragraph-properties fo:text-align="center"/>
    </style:style>
    <style:style style:family="table-cell" style:name="a8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6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1">
      <style:text-properties fo:language="pl" fo:country="PL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2">
      <style:paragraph-properties fo:text-align="center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5">
      <style:text-properties fo:language="pl" fo:country="PL"/>
    </style:style>
    <style:style style:family="paragraph" style:name="a836">
      <style:paragraph-properties fo:text-align="center"/>
    </style:style>
    <style:style style:family="table-cell" style:name="a8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380">
      <style:table-column-properties style:column-width="2.22222in"/>
    </style:style>
    <style:style style:family="table-column" style:name="a381">
      <style:table-column-properties style:column-width="2.22222in"/>
    </style:style>
    <style:style style:family="table-column" style:name="a382">
      <style:table-column-properties style:column-width="2.22222in"/>
    </style:style>
    <style:style style:family="table-column" style:name="a383">
      <style:table-column-properties style:column-width="2.22222in"/>
    </style:style>
    <style:style style:family="table-row" style:name="a384">
      <style:table-row-properties style:row-height="0.40556in"/>
    </style:style>
    <style:style style:family="text" style:name="a385">
      <style:text-properties fo:language="pl" fo:country="PL"/>
    </style:style>
    <style:style style:family="paragraph" style:name="a386">
      <style:paragraph-properties/>
    </style:style>
    <style:style style:family="table-cell" style:name="a3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6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89">
      <style:text-properties fo:language="pl" fo:country="PL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842">
      <style:table-properties style:writing-mode="lr-tb"/>
    </style:style>
    <style:style style:family="paragraph" style:name="a619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843">
      <style:table-column-properties style:column-width="2.22222in"/>
    </style:style>
    <style:style style:family="table-column" style:name="a844">
      <style:table-column-properties style:column-width="2.22222in"/>
    </style:style>
    <style:style style:family="table-column" style:name="a845">
      <style:table-column-properties style:column-width="2.22222in"/>
    </style:style>
    <style:style style:family="table-column" style:name="a846">
      <style:table-column-properties style:column-width="2.22222in"/>
    </style:style>
    <style:style style:family="table-row" style:name="a847">
      <style:table-row-properties style:row-height="0.40556in"/>
    </style:style>
    <style:style style:family="text" style:name="a848">
      <style:text-properties fo:language="pl" fo:country="PL"/>
    </style:style>
    <style:style style:family="paragraph" style:name="a849">
      <style:paragraph-properties/>
    </style:style>
    <style:style style:family="paragraph" style:name="a390">
      <style:paragraph-properties fo:text-align="center"/>
    </style:style>
    <style:style style:family="table-cell" style:name="a3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93">
      <style:text-properties fo:language="pl" fo:country="PL"/>
    </style:style>
    <style:style style:family="paragraph" style:name="a394">
      <style:paragraph-properties fo:text-align="center"/>
    </style:style>
    <style:style style:family="table-cell" style:name="a3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97">
      <style:text-properties fo:language="pl" fo:country="PL"/>
    </style:style>
    <style:style style:family="paragraph" style:name="a398">
      <style:paragraph-properties fo:text-align="center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2">
      <style:text-properties fo:language="pl" fo:country="PL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3">
      <style:paragraph-properties fo:text-align="center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56">
      <style:text-properties fo:language="pl" fo:country="PL"/>
    </style:style>
    <style:style style:family="paragraph" style:name="a857">
      <style:paragraph-properties fo:text-align="center"/>
    </style:style>
    <style:style style:family="table-cell" style:name="a8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4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01">
      <style:table-row-properties style:row-height="0.40556in"/>
    </style:style>
    <style:style style:family="text" style:name="a402">
      <style:text-properties fo:language="pl" fo:country="PL"/>
    </style:style>
    <style:style style:family="paragraph" style:name="a403">
      <style:paragraph-properties/>
    </style:style>
    <style:style style:family="table-cell" style:name="a4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language="pl" fo:country="PL"/>
    </style:style>
    <style:style style:family="graphic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7">
      <style:paragraph-properties fo:text-align="center"/>
    </style:style>
    <style:style style:family="table" style:name="a632">
      <style:table-properties style:writing-mode="lr-tb"/>
    </style:style>
    <style:style style:family="table-column" style:name="a633">
      <style:table-column-properties style:column-width="2.22222in"/>
    </style:style>
    <style:style style:family="table-cell" style:name="a4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634">
      <style:table-column-properties style:column-width="2.22222in"/>
    </style:style>
    <style:style style:family="table-column" style:name="a635">
      <style:table-column-properties style:column-width="2.22222in"/>
    </style:style>
    <style:style style:family="table-column" style:name="a636">
      <style:table-column-properties style:column-width="2.22222in"/>
    </style:style>
    <style:style style:family="text" style:name="a860">
      <style:text-properties fo:language="pl" fo:country="PL"/>
    </style:style>
    <style:style style:family="table-row" style:name="a637">
      <style:table-row-properties style:row-height="0.40556in"/>
    </style:style>
    <style:style style:family="paragraph" style:name="a861">
      <style:paragraph-properties fo:text-align="center"/>
    </style:style>
    <style:style style:family="text" style:name="a638">
      <style:text-properties fo:language="pl" fo:country="PL"/>
    </style:style>
    <style:style style:family="paragraph" style:name="a639">
      <style:paragraph-properties/>
    </style:style>
    <style:style style:family="table-cell" style:name="a8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64">
      <style:table-row-properties style:row-height="0.40556in"/>
    </style:style>
    <style:style style:family="text" style:name="a865">
      <style:text-properties fo:language="pl" fo:country="PL"/>
    </style:style>
    <style:style style:family="paragraph" style:name="a866">
      <style:paragraph-properties/>
    </style:style>
    <style:style style:family="table-cell" style:name="a8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69">
      <style:text-properties fo:language="pl" fo:country="PL"/>
    </style:style>
    <style:style style:family="text" style:name="a410">
      <style:text-properties fo:language="pl" fo:country="PL"/>
    </style:style>
    <style:style style:family="paragraph" style:name="a411">
      <style:paragraph-properties fo:text-align="center"/>
    </style:style>
    <style:style style:family="table-cell" style:name="a4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14">
      <style:text-properties fo:language="pl" fo:country="PL"/>
    </style:style>
    <style:style style:family="paragraph" style:name="a415">
      <style:paragraph-properties fo:text-align="center"/>
    </style:style>
    <style:style style:family="table-cell" style:name="a6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4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42">
      <style:text-properties fo:language="pl" fo:country="PL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text-align="center"/>
    </style:style>
    <style:style style:family="table-cell" style:name="a6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46">
      <style:text-properties fo:language="pl" fo:country="PL"/>
    </style:style>
    <style:style style:family="paragraph" style:name="a870">
      <style:paragraph-properties fo:text-align="center"/>
    </style:style>
    <style:style style:family="paragraph" style:name="a647">
      <style:paragraph-properties fo:text-align="center"/>
    </style:style>
    <style:style style:family="table-cell" style:name="a8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6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73">
      <style:text-properties fo:language="pl" fo:country="PL"/>
    </style:style>
    <style:style style:family="paragraph" style:name="a874">
      <style:paragraph-properties fo:text-align="center"/>
    </style:style>
    <style:style style:family="table-cell" style:name="a8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77">
      <style:text-properties fo:language="pl" fo:country="PL"/>
    </style:style>
    <style:style style:family="paragraph" style:name="a878">
      <style:paragraph-properties fo:text-align="center"/>
    </style:style>
    <style:style style:family="graphic" style:name="a4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language="pl" fo:country="PL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text-align="center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54">
      <style:table-row-properties style:row-height="0.40556in"/>
    </style:style>
    <style:style style:family="text" style:name="a655">
      <style:text-properties fo:language="pl" fo:country="PL"/>
    </style:style>
    <style:style style:family="paragraph" style:name="a656">
      <style:paragraph-properties/>
    </style:style>
    <style:style style:family="table-cell" style:name="a8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6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language="pl" fo:country="PL"/>
    </style:style>
    <style:style style:family="graphic" style:name="a8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8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888">
      <style:table-properties style:writing-mode="lr-tb"/>
    </style:style>
    <style:style style:family="table-column" style:name="a889">
      <style:table-column-properties style:column-width="2.22222in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text-align="center"/>
    </style:style>
    <style:style style:family="graphic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6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language="pl" fo:country="PL"/>
    </style:style>
    <style:style style:family="paragraph" style:name="a664">
      <style:paragraph-properties fo:text-align="center"/>
    </style:style>
    <style:style style:family="table-cell" style:name="a6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890">
      <style:table-column-properties style:column-width="2.22222in"/>
    </style:style>
    <style:style style:family="text" style:name="a667">
      <style:text-properties fo:language="pl" fo:country="PL"/>
    </style:style>
    <style:style style:family="table-column" style:name="a891">
      <style:table-column-properties style:column-width="2.22222in"/>
    </style:style>
    <style:style style:family="paragraph" style:name="a668">
      <style:paragraph-properties fo:text-align="center"/>
    </style:style>
    <style:style style:family="table-column" style:name="a892">
      <style:table-column-properties style:column-width="2.22222in"/>
    </style:style>
    <style:style style:family="table-row" style:name="a893">
      <style:table-row-properties style:row-height="0.40556in"/>
    </style:style>
    <style:style style:family="text" style:name="a894">
      <style:text-properties fo:language="pl" fo:country="PL"/>
    </style:style>
    <style:style style:family="paragraph" style:name="a895">
      <style:paragraph-properties/>
    </style:style>
    <style:style style:family="table-cell" style:name="a8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98">
      <style:text-properties fo:language="pl" fo:country="PL"/>
    </style:style>
    <style:style style:family="paragraph" style:name="a899">
      <style:paragraph-properties fo:text-align="center"/>
    </style:style>
    <text:list-style style:name="a399"/>
    <text:list-style style:name="a10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84"/>
    <text:list-style style:name="a896"/>
    <text:list-style style:name="a711"/>
    <text:list-style style:name="a988"/>
    <text:list-style style:name="a62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31"/>
    <text:list-style style:name="a715"/>
    <text:list-style style:name="a535"/>
    <text:list-style style:name="a62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08"/>
    <text:list-style style:name="a539"/>
    <text:list-style style:name="a850"/>
    <text:list-style style:name="a1032"/>
    <text:list-style style:name="a9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36"/>
    <text:list-style style:name="a581"/>
    <text:list-style style:name="a854"/>
    <text:list-style style:name="a766"/>
    <text:list-style style:name="a4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58"/>
    <text:list-style style:name="a585"/>
    <text:list-style style:name="a589"/>
    <text:list-style style:name="a4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4"/>
    <text:list-style style:name="a408"/>
    <text:list-style style:name="a900"/>
    <text:list-style style:name="a720"/>
    <text:list-style style:name="a812"/>
    <text:list-style style:name="a904"/>
    <text:list-style style:name="a450"/>
    <text:list-style style:name="a724"/>
    <text:list-style style:name="a543"/>
    <text:list-style style:name="a816"/>
    <text:list-style style:name="a908"/>
    <text:list-style style:name="a454"/>
    <text:list-style style:name="a728"/>
    <text:list-style style:name="a458"/>
    <text:list-style style:name="a1041"/>
    <text:list-style style:name="a770"/>
    <text:list-style style:name="a862"/>
    <text:list-style style:name="a1045"/>
    <text:list-style style:name="a774"/>
    <text:list-style style:name="a68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67"/>
    <text:list-style style:name="a1049"/>
    <text:list-style style:name="a594"/>
    <text:list-style style:name="a959"/>
    <text:list-style style:name="a778"/>
    <text:list-style style:name="a412"/>
    <text:list-style style:name="a598"/>
    <text:list-style style:name="a68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6"/>
    <text:list-style style:name="a820"/>
    <text:list-style style:name="a100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13"/>
    <text:list-style style:name="a640"/>
    <text:list-style style:name="a732"/>
    <text:list-style style:name="a825"/>
    <text:list-style style:name="a917"/>
    <text:list-style style:name="a462"/>
    <text:list-style style:name="a644"/>
    <text:list-style style:name="a829"/>
    <text:list-style style:name="a648"/>
    <text:list-style style:name="a55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67"/>
    <text:list-style style:name="a871"/>
    <text:list-style style:name="a1053"/>
    <text:list-style style:name="a963"/>
    <text:list-style style:name="a783"/>
    <text:list-style style:name="a875"/>
    <text:list-style style:name="a967"/>
    <text:list-style style:name="a787"/>
    <text:list-style style:name="a602"/>
    <text:list-style style:name="a879"/>
    <text:list-style style:name="a513"/>
    <text:list-style style:name="a606"/>
    <text:list-style style:name="a517"/>
    <text:list-style style:name="a101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21"/>
    <text:list-style style:name="a833"/>
    <text:list-style style:name="a925"/>
    <text:list-style style:name="a652"/>
    <text:list-style style:name="a471"/>
    <text:list-style style:name="a56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37"/>
    <text:list-style style:name="a74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75"/>
    <text:list-style style:name="a657"/>
    <text:list-style style:name="a387"/>
    <text:list-style style:name="a479"/>
    <text:list-style style:name="a971"/>
    <text:list-style style:name="a791"/>
    <text:list-style style:name="a976"/>
    <text:list-style style:name="a106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95"/>
    <text:list-style style:name="a703"/>
    <text:list-style style:name="a43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21"/>
    <text:list-style style:name="a707"/>
    <text:list-style style:name="a526"/>
    <text:list-style style:name="a43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24"/>
    <text:list-style style:name="a661"/>
    <text:list-style style:name="a7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1"/>
    <text:list-style style:name="a1028"/>
    <text:list-style style:name="a665"/>
    <text:list-style style:name="a93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77"/>
    <text:list-style style:name="a395"/>
    <text:list-style style:name="a669"/>
    <text:list-style style:name="a980"/>
  </office:automatic-styles>
  <office:body>
    <office:presentation>
      <draw:page draw:name="Slide1" draw:style-name="a368" draw:master-page-name="Master1-Layout1-title-Slajd-tytułowy" presentation:presentation-page-layout-name="Master1-PPL1" draw:id="Slide-256">
        <draw:frame draw:id="id63" presentation:style-name="a371" draw:name="Tytuł 1" svg:x="1.66667in" svg:y="1.22743in" svg:width="10in" svg:height="2.61111in" presentation:class="title" presentation:placeholder="false">
          <draw:text-box>
            <text:p text:style-name="a370" text:class-names="" text:cond-style-name=""><text:span text:style-name="a369" text:class-names="">Funkcje</text:span></text:p>
          </draw:text-box>
          <svg:title/>
          <svg:desc/>
        </draw:frame>
        <draw:frame draw:id="id64" presentation:style-name="a374" draw:name="Podtytuł 2" svg:x="1.66667in" svg:y="3.93924in" svg:width="10in" svg:height="1.81076in" presentation:class="subtitle" presentation:placeholder="false">
          <draw:text-box>
            <text:p text:style-name="a373" text:class-names="" text:cond-style-name=""><text:span text:style-name="a372" text:class-names="">Rozwiązania zadań</text:span></text:p>
          </draw:text-box>
          <svg:title/>
          <svg:desc/>
        </draw:frame>
      </draw:page>
      <draw:page draw:name="Slide17" draw:style-name="a375" draw:master-page-name="Master1-Layout7-blank-Pusty" presentation:presentation-page-layout-name="Master1-PPL7" draw:id="Slide-272">
        <draw:frame draw:id="id65" draw:style-name="a378" draw:name="pole tekstowe 3" svg:x="0.85333in" svg:y="0.62667in" svg:width="1.77333in" svg:height="0.40391in">
          <draw:text-box>
            <text:p text:style-name="a377" text:class-names="" text:cond-style-name=""><text:span text:style-name="a376" text:class-names="">Funkcja 1</text:span></text:p>
          </draw:text-box>
          <svg:title/>
          <svg:desc/>
        </draw:frame>
        <draw:frame draw:id="id66" draw:name="Tabela 4" svg:x="2.22222in" svg:y="1.10704in" svg:width="8.88889in" svg:height="0.81111in">
          <table:table table:style-name="a37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380" table:default-cell-style-name=""/>
            <table:table-column table:style-name="a381" table:default-cell-style-name=""/>
            <table:table-column table:style-name="a382" table:default-cell-style-name=""/>
            <table:table-column table:style-name="a383" table:default-cell-style-name=""/>
            <table:table-row table:style-name="a384" table:default-cell-style-name="">
              <table:table-cell table:style-name="a388">
                <text:list text:style-name="a387">
                  <text:list-item>
                    <text:p text:style-name="a386" text:class-names="" text:cond-style-name=""><text:span text:style-name="a385" text:class-names="">Argument</text:span></text:p>
                  </text:list-item>
                </text:list>
              </table:table-cell>
              <table:table-cell table:style-name="a392">
                <text:list text:style-name="a391">
                  <text:list-item>
                    <text:p text:style-name="a390" text:class-names="" text:cond-style-name=""><text:span text:style-name="a389" text:class-names="">a</text:span></text:p>
                  </text:list-item>
                </text:list>
              </table:table-cell>
              <table:table-cell table:style-name="a396">
                <text:list text:style-name="a395">
                  <text:list-item>
                    <text:p text:style-name="a394" text:class-names="" text:cond-style-name=""><text:span text:style-name="a393" text:class-names="">g</text:span></text:p>
                  </text:list-item>
                </text:list>
              </table:table-cell>
              <table:table-cell table:style-name="a400">
                <text:list text:style-name="a399">
                  <text:list-item>
                    <text:p text:style-name="a398" text:class-names="" text:cond-style-name=""><text:span text:style-name="a397" text:class-names="">z</text:span></text:p>
                  </text:list-item>
                </text:list>
              </table:table-cell>
            </table:table-row>
            <table:table-row table:style-name="a401" table:default-cell-style-name="">
              <table:table-cell table:style-name="a405">
                <text:list text:style-name="a404">
                  <text:list-item>
                    <text:p text:style-name="a403" text:class-names="" text:cond-style-name=""><text:span text:style-name="a402" text:class-names="">Wynik</text:span></text:p>
                  </text:list-item>
                </text:list>
              </table:table-cell>
              <table:table-cell table:style-name="a409">
                <text:list text:style-name="a408">
                  <text:list-item>
                    <text:p text:style-name="a407" text:class-names="" text:cond-style-name=""><text:span text:style-name="a406" text:class-names="">b</text:span></text:p>
                  </text:list-item>
                </text:list>
              </table:table-cell>
              <table:table-cell table:style-name="a413">
                <text:list text:style-name="a412">
                  <text:list-item>
                    <text:p text:style-name="a411" text:class-names="" text:cond-style-name=""><text:span text:style-name="a410" text:class-names="">h</text:span></text:p>
                  </text:list-item>
                </text:list>
              </table:table-cell>
              <table:table-cell table:style-name="a417">
                <text:list text:style-name="a416">
                  <text:list-item>
                    <text:p text:style-name="a415" text:class-names="" text:cond-style-name=""><text:span text:style-name="a414" text:class-names="">a</text:span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frame draw:id="id67" draw:style-name="a420" draw:name="pole tekstowe 2" svg:x="0.23231in" svg:y="0.14634in" svg:width="1.13479in" svg:height="0.40391in">
          <draw:text-box>
            <text:p text:style-name="a419" text:class-names="" text:cond-style-name=""><text:span text:style-name="a418" text:class-names="">Wersja A</text:span></text:p>
          </draw:text-box>
          <svg:title/>
          <svg:desc/>
        </draw:frame>
        <draw:frame draw:id="id68" draw:style-name="a437" draw:name="pole tekstowe 1" svg:x="0.85333in" svg:y="2.42683in" svg:width="10.25778in" svg:height="2.82734in">
          <draw:text-box>
            <text:p text:style-name="a422" text:class-names="" text:cond-style-name=""><text:span text:style-name="a421" text:class-names="">Specyfikacja</text:span></text:p>
            <text:p text:style-name="a424" text:class-names="" text:cond-style-name=""><text:span text:style-name="a423" text:class-names=""/></text:p>
            <text:p text:style-name="a427" text:class-names="" text:cond-style-name=""><text:span text:style-name="a425" text:class-names="">Dane</text:span><text:span text:style-name="a426" text:class-names="">:</text:span></text:p>
            <text:list text:style-name="a430">
              <text:list-item>
                <text:list text:style-name="a430">
                  <text:list-item>
                    <text:p text:style-name="a429" text:class-names="" text:cond-style-name=""><text:span text:style-name="a428" text:class-names="">Znak, litera z alfabetu angielskiego</text:span></text:p>
                  </text:list-item>
                </text:list>
              </text:list-item>
            </text:list>
            <text:p text:style-name="a433" text:class-names="" text:cond-style-name=""><text:span text:style-name="a431" text:class-names="">Wynik</text:span><text:span text:style-name="a432" text:class-names="">:</text:span></text:p>
            <text:list text:style-name="a436">
              <text:list-item>
                <text:list text:style-name="a436">
                  <text:list-item>
                    <text:p text:style-name="a435" text:class-names="" text:cond-style-name=""><text:span text:style-name="a434" text:class-names="">Litera znajdująca się jeden znak w prawo w alfabecie w stosunku do podanej, przy założeniu, że dla ostatniej litery jej sąsiadem z prawej strony jest pierwsza litera alfabetu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9" draw:style-name="a438" draw:master-page-name="Master1-Layout7-blank-Pusty" presentation:presentation-page-layout-name="Master1-PPL7" draw:id="Slide-274">
        <draw:frame draw:id="id69" draw:style-name="a441" draw:name="pole tekstowe 3" svg:x="0.85333in" svg:y="0.62667in" svg:width="1.77333in" svg:height="0.40391in">
          <draw:text-box>
            <text:p text:style-name="a440" text:class-names="" text:cond-style-name=""><text:span text:style-name="a439" text:class-names="">Funkcja 2</text:span></text:p>
          </draw:text-box>
          <svg:title/>
          <svg:desc/>
        </draw:frame>
        <draw:frame draw:id="id70" draw:name="Tabela 4" svg:x="2.22222in" svg:y="1.10704in" svg:width="8.88889in" svg:height="0.81111in">
          <table:table table:style-name="a44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443" table:default-cell-style-name=""/>
            <table:table-column table:style-name="a444" table:default-cell-style-name=""/>
            <table:table-column table:style-name="a445" table:default-cell-style-name=""/>
            <table:table-column table:style-name="a446" table:default-cell-style-name=""/>
            <table:table-row table:style-name="a447" table:default-cell-style-name="">
              <table:table-cell table:style-name="a451">
                <text:list text:style-name="a450">
                  <text:list-item>
                    <text:p text:style-name="a449" text:class-names="" text:cond-style-name=""><text:span text:style-name="a448" text:class-names="">Argument</text:span></text:p>
                  </text:list-item>
                </text:list>
              </table:table-cell>
              <table:table-cell table:style-name="a455">
                <text:list text:style-name="a454">
                  <text:list-item>
                    <text:p text:style-name="a453" text:class-names="" text:cond-style-name=""><text:span text:style-name="a452" text:class-names="">12; 4</text:span></text:p>
                  </text:list-item>
                </text:list>
              </table:table-cell>
              <table:table-cell table:style-name="a459">
                <text:list text:style-name="a458">
                  <text:list-item>
                    <text:p text:style-name="a457" text:class-names="" text:cond-style-name=""><text:span text:style-name="a456" text:class-names="">3; 5</text:span></text:p>
                  </text:list-item>
                </text:list>
              </table:table-cell>
              <table:table-cell table:style-name="a463">
                <text:list text:style-name="a462">
                  <text:list-item>
                    <text:p text:style-name="a461" text:class-names="" text:cond-style-name=""><text:span text:style-name="a460" text:class-names="">7; 5</text:span></text:p>
                  </text:list-item>
                </text:list>
              </table:table-cell>
            </table:table-row>
            <table:table-row table:style-name="a464" table:default-cell-style-name="">
              <table:table-cell table:style-name="a468">
                <text:list text:style-name="a467">
                  <text:list-item>
                    <text:p text:style-name="a466" text:class-names="" text:cond-style-name=""><text:span text:style-name="a465" text:class-names="">Wynik</text:span></text:p>
                  </text:list-item>
                </text:list>
              </table:table-cell>
              <table:table-cell table:style-name="a472">
                <text:list text:style-name="a471">
                  <text:list-item>
                    <text:p text:style-name="a470" text:class-names="" text:cond-style-name=""><text:span text:style-name="a469" text:class-names="">8</text:span></text:p>
                  </text:list-item>
                </text:list>
              </table:table-cell>
              <table:table-cell table:style-name="a476">
                <text:list text:style-name="a475">
                  <text:list-item>
                    <text:p text:style-name="a474" text:class-names="" text:cond-style-name=""><text:span text:style-name="a473" text:class-names="">-2</text:span></text:p>
                  </text:list-item>
                </text:list>
              </table:table-cell>
              <table:table-cell table:style-name="a480">
                <text:list text:style-name="a479">
                  <text:list-item>
                    <text:p text:style-name="a478" text:class-names="" text:cond-style-name=""><text:span text:style-name="a477" text:class-names="">2</text:span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71" draw:style-name="a483" draw:name="pole tekstowe 2" svg:x="0.23231in" svg:y="0.14634in" svg:width="1.13479in" svg:height="0.40391in">
          <draw:text-box>
            <text:p text:style-name="a482" text:class-names="" text:cond-style-name=""><text:span text:style-name="a481" text:class-names="">Wersja A</text:span></text:p>
          </draw:text-box>
          <svg:title/>
          <svg:desc/>
        </draw:frame>
        <draw:frame draw:id="id72" draw:style-name="a500" draw:name="pole tekstowe 1" svg:x="0.85333in" svg:y="2.42683in" svg:width="10.25778in" svg:height="2.15417in">
          <draw:text-box>
            <text:p text:style-name="a485" text:class-names="" text:cond-style-name=""><text:span text:style-name="a484" text:class-names="">Specyfikacja</text:span></text:p>
            <text:p text:style-name="a487" text:class-names="" text:cond-style-name=""><text:span text:style-name="a486" text:class-names=""/></text:p>
            <text:p text:style-name="a490" text:class-names="" text:cond-style-name=""><text:span text:style-name="a488" text:class-names="">Dane</text:span><text:span text:style-name="a489" text:class-names="">:</text:span></text:p>
            <text:list text:style-name="a493">
              <text:list-item>
                <text:list text:style-name="a493">
                  <text:list-item>
                    <text:p text:style-name="a492" text:class-names="" text:cond-style-name=""><text:span text:style-name="a491" text:class-names="">a, b - Dwie liczby całkowite</text:span></text:p>
                  </text:list-item>
                </text:list>
              </text:list-item>
            </text:list>
            <text:p text:style-name="a496" text:class-names="" text:cond-style-name=""><text:span text:style-name="a494" text:class-names="">Wynik</text:span><text:span text:style-name="a495" text:class-names="">:</text:span></text:p>
            <text:list text:style-name="a499">
              <text:list-item>
                <text:list text:style-name="a499">
                  <text:list-item>
                    <text:p text:style-name="a498" text:class-names="" text:cond-style-name=""><text:span text:style-name="a497" text:class-names="">Różnica podanych liczb: a - b<text:s text:c="1"/>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8" draw:style-name="a501" draw:master-page-name="Master1-Layout7-blank-Pusty" presentation:presentation-page-layout-name="Master1-PPL7" draw:id="Slide-273">
        <draw:frame draw:id="id73" draw:style-name="a504" draw:name="pole tekstowe 3" svg:x="0.85333in" svg:y="0.62667in" svg:width="1.77333in" svg:height="0.40391in">
          <draw:text-box>
            <text:p text:style-name="a503" text:class-names="" text:cond-style-name=""><text:span text:style-name="a502" text:class-names="">Funkcja 3</text:span></text:p>
          </draw:text-box>
          <svg:title/>
          <svg:desc/>
        </draw:frame>
        <draw:frame draw:id="id74" draw:name="Tabela 4" svg:x="2.22222in" svg:y="1.10704in" svg:width="8.88889in" svg:height="0.81111in">
          <table:table table:style-name="a50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506" table:default-cell-style-name=""/>
            <table:table-column table:style-name="a507" table:default-cell-style-name=""/>
            <table:table-column table:style-name="a508" table:default-cell-style-name=""/>
            <table:table-column table:style-name="a509" table:default-cell-style-name=""/>
            <table:table-row table:style-name="a510" table:default-cell-style-name="">
              <table:table-cell table:style-name="a514">
                <text:list text:style-name="a513">
                  <text:list-item>
                    <text:p text:style-name="a512" text:class-names="" text:cond-style-name=""><text:span text:style-name="a511" text:class-names="">Argument</text:span></text:p>
                  </text:list-item>
                </text:list>
              </table:table-cell>
              <table:table-cell table:style-name="a518">
                <text:list text:style-name="a517">
                  <text:list-item>
                    <text:p text:style-name="a516" text:class-names="" text:cond-style-name=""><text:span text:style-name="a515" text:class-names="">a</text:span></text:p>
                  </text:list-item>
                </text:list>
              </table:table-cell>
              <table:table-cell table:style-name="a522">
                <text:list text:style-name="a521">
                  <text:list-item>
                    <text:p text:style-name="a520" text:class-names="" text:cond-style-name=""><text:span text:style-name="a519" text:class-names="">b</text:span></text:p>
                  </text:list-item>
                </text:list>
              </table:table-cell>
              <table:table-cell table:style-name="a527">
                <text:list text:style-name="a526">
                  <text:list-item>
                    <text:p text:style-name="a525" text:class-names="" text:cond-style-name=""><text:span text:style-name="a523" text:class-names="">r</text:span><text:span text:style-name="a524" text:class-names=""/></text:p>
                  </text:list-item>
                </text:list>
              </table:table-cell>
            </table:table-row>
            <table:table-row table:style-name="a528" table:default-cell-style-name="">
              <table:table-cell table:style-name="a532">
                <text:list text:style-name="a531">
                  <text:list-item>
                    <text:p text:style-name="a530" text:class-names="" text:cond-style-name=""><text:span text:style-name="a529" text:class-names="">Wynik</text:span></text:p>
                  </text:list-item>
                </text:list>
              </table:table-cell>
              <table:table-cell table:style-name="a536">
                <text:list text:style-name="a535">
                  <text:list-item>
                    <text:p text:style-name="a534" text:class-names="" text:cond-style-name=""><text:span text:style-name="a533" text:class-names="">97</text:span></text:p>
                  </text:list-item>
                </text:list>
              </table:table-cell>
              <table:table-cell table:style-name="a540">
                <text:list text:style-name="a539">
                  <text:list-item>
                    <text:p text:style-name="a538" text:class-names="" text:cond-style-name=""><text:span text:style-name="a537" text:class-names="">98</text:span></text:p>
                  </text:list-item>
                </text:list>
              </table:table-cell>
              <table:table-cell table:style-name="a544">
                <text:list text:style-name="a543">
                  <text:list-item>
                    <text:p text:style-name="a542" text:class-names="" text:cond-style-name=""><text:span text:style-name="a541" text:class-names="">114</text:span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75" draw:style-name="a547" draw:name="pole tekstowe 2" svg:x="0.23231in" svg:y="0.14634in" svg:width="1.13479in" svg:height="0.40391in">
          <draw:text-box>
            <text:p text:style-name="a546" text:class-names="" text:cond-style-name=""><text:span text:style-name="a545" text:class-names="">Wersja A</text:span></text:p>
          </draw:text-box>
          <svg:title/>
          <svg:desc/>
        </draw:frame>
        <draw:frame draw:id="id76" draw:style-name="a564" draw:name="pole tekstowe 1" svg:x="0.85333in" svg:y="2.42683in" svg:width="10.25778in" svg:height="2.15417in">
          <draw:text-box>
            <text:p text:style-name="a549" text:class-names="" text:cond-style-name=""><text:span text:style-name="a548" text:class-names="">Specyfikacja</text:span></text:p>
            <text:p text:style-name="a551" text:class-names="" text:cond-style-name=""><text:span text:style-name="a550" text:class-names=""/></text:p>
            <text:p text:style-name="a554" text:class-names="" text:cond-style-name=""><text:span text:style-name="a552" text:class-names="">Dane</text:span><text:span text:style-name="a553" text:class-names="">: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Znak, litera z alfabetu angielskiego</text:span></text:p>
                  </text:list-item>
                </text:list>
              </text:list-item>
            </text:list>
            <text:p text:style-name="a560" text:class-names="" text:cond-style-name=""><text:span text:style-name="a558" text:class-names="">Wynik</text:span><text:span text:style-name="a559" text:class-names="">:</text:span></text:p>
            <text:list text:style-name="a563">
              <text:list-item>
                <text:list text:style-name="a563">
                  <text:list-item>
                    <text:p text:style-name="a562" text:class-names="" text:cond-style-name=""><text:span text:style-name="a561" text:class-names="">Kod ASCII podanej litery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0" draw:style-name="a565" draw:master-page-name="Master1-Layout7-blank-Pusty" presentation:presentation-page-layout-name="Master1-PPL7" draw:id="Slide-275">
        <draw:frame draw:id="id77" draw:style-name="a568" draw:name="pole tekstowe 3" svg:x="0.85333in" svg:y="0.62667in" svg:width="1.77333in" svg:height="0.40391in">
          <draw:text-box>
            <text:p text:style-name="a567" text:class-names="" text:cond-style-name=""><text:span text:style-name="a566" text:class-names="">Funkcja 1</text:span></text:p>
          </draw:text-box>
          <svg:title/>
          <svg:desc/>
        </draw:frame>
        <draw:frame draw:id="id78" draw:name="Tabela 4" svg:x="2.22222in" svg:y="1.10704in" svg:width="8.88889in" svg:height="0.81111in">
          <table:table table:style-name="a56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570" table:default-cell-style-name=""/>
            <table:table-column table:style-name="a571" table:default-cell-style-name=""/>
            <table:table-column table:style-name="a572" table:default-cell-style-name=""/>
            <table:table-column table:style-name="a573" table:default-cell-style-name=""/>
            <table:table-row table:style-name="a574" table:default-cell-style-name="">
              <table:table-cell table:style-name="a578">
                <text:list text:style-name="a577">
                  <text:list-item>
                    <text:p text:style-name="a576" text:class-names="" text:cond-style-name=""><text:span text:style-name="a575" text:class-names="">Argument</text:span></text:p>
                  </text:list-item>
                </text:list>
              </table:table-cell>
              <table:table-cell table:style-name="a582">
                <text:list text:style-name="a581">
                  <text:list-item>
                    <text:p text:style-name="a580" text:class-names="" text:cond-style-name=""><text:span text:style-name="a579" text:class-names="">a</text:span></text:p>
                  </text:list-item>
                </text:list>
              </table:table-cell>
              <table:table-cell table:style-name="a586">
                <text:list text:style-name="a585">
                  <text:list-item>
                    <text:p text:style-name="a584" text:class-names="" text:cond-style-name=""><text:span text:style-name="a583" text:class-names="">g</text:span></text:p>
                  </text:list-item>
                </text:list>
              </table:table-cell>
              <table:table-cell table:style-name="a590">
                <text:list text:style-name="a589">
                  <text:list-item>
                    <text:p text:style-name="a588" text:class-names="" text:cond-style-name=""><text:span text:style-name="a587" text:class-names="">z</text:span></text:p>
                  </text:list-item>
                </text:list>
              </table:table-cell>
            </table:table-row>
            <table:table-row table:style-name="a591" table:default-cell-style-name="">
              <table:table-cell table:style-name="a595">
                <text:list text:style-name="a594">
                  <text:list-item>
                    <text:p text:style-name="a593" text:class-names="" text:cond-style-name=""><text:span text:style-name="a592" text:class-names="">Wynik</text:span></text:p>
                  </text:list-item>
                </text:list>
              </table:table-cell>
              <table:table-cell table:style-name="a599">
                <text:list text:style-name="a598">
                  <text:list-item>
                    <text:p text:style-name="a597" text:class-names="" text:cond-style-name=""><text:span text:style-name="a596" text:class-names="">z</text:span></text:p>
                  </text:list-item>
                </text:list>
              </table:table-cell>
              <table:table-cell table:style-name="a603">
                <text:list text:style-name="a602">
                  <text:list-item>
                    <text:p text:style-name="a601" text:class-names="" text:cond-style-name=""><text:span text:style-name="a600" text:class-names="">f</text:span></text:p>
                  </text:list-item>
                </text:list>
              </table:table-cell>
              <table:table-cell table:style-name="a607">
                <text:list text:style-name="a606">
                  <text:list-item>
                    <text:p text:style-name="a605" text:class-names="" text:cond-style-name=""><text:span text:style-name="a604" text:class-names="">y</text:span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frame draw:id="id79" draw:style-name="a610" draw:name="pole tekstowe 2" svg:x="0.23231in" svg:y="0.14634in" svg:width="1.12428in" svg:height="0.40391in">
          <draw:text-box>
            <text:p text:style-name="a609" text:class-names="" text:cond-style-name=""><text:span text:style-name="a608" text:class-names="">Wersja B</text:span></text:p>
          </draw:text-box>
          <svg:title/>
          <svg:desc/>
        </draw:frame>
        <draw:frame draw:id="id80" draw:style-name="a627" draw:name="pole tekstowe 1" svg:x="0.85333in" svg:y="2.42683in" svg:width="10.25778in" svg:height="2.82734in">
          <draw:text-box>
            <text:p text:style-name="a612" text:class-names="" text:cond-style-name=""><text:span text:style-name="a611" text:class-names="">Specyfikacja</text:span></text:p>
            <text:p text:style-name="a614" text:class-names="" text:cond-style-name=""><text:span text:style-name="a613" text:class-names=""/></text:p>
            <text:p text:style-name="a617" text:class-names="" text:cond-style-name=""><text:span text:style-name="a615" text:class-names="">Dane</text:span><text:span text:style-name="a616" text:class-names="">:</text:span></text:p>
            <text:list text:style-name="a620">
              <text:list-item>
                <text:list text:style-name="a620">
                  <text:list-item>
                    <text:p text:style-name="a619" text:class-names="" text:cond-style-name=""><text:span text:style-name="a618" text:class-names="">Znak, litera z alfabetu angielskiego</text:span></text:p>
                  </text:list-item>
                </text:list>
              </text:list-item>
            </text:list>
            <text:p text:style-name="a623" text:class-names="" text:cond-style-name=""><text:span text:style-name="a621" text:class-names="">Wynik</text:span><text:span text:style-name="a622" text:class-names="">:</text:span></text:p>
            <text:list text:style-name="a626">
              <text:list-item>
                <text:list text:style-name="a626">
                  <text:list-item>
                    <text:p text:style-name="a625" text:class-names="" text:cond-style-name=""><text:span text:style-name="a624" text:class-names="">Litera znajdująca się jeden znak w lewo w alfabecie w stosunku do podanej, przy założeniu, że dla pierwszej litery jej sąsiadem z lewej strony jest ostatnia litera alfabetu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1" draw:style-name="a628" draw:master-page-name="Master1-Layout7-blank-Pusty" presentation:presentation-page-layout-name="Master1-PPL7" draw:id="Slide-276">
        <draw:frame draw:id="id81" draw:style-name="a631" draw:name="pole tekstowe 3" svg:x="0.85333in" svg:y="0.62667in" svg:width="1.77333in" svg:height="0.40391in">
          <draw:text-box>
            <text:p text:style-name="a630" text:class-names="" text:cond-style-name=""><text:span text:style-name="a629" text:class-names="">Funkcja 2</text:span></text:p>
          </draw:text-box>
          <svg:title/>
          <svg:desc/>
        </draw:frame>
        <draw:frame draw:id="id82" draw:name="Tabela 4" svg:x="2.22222in" svg:y="1.10704in" svg:width="8.88889in" svg:height="0.81111in">
          <table:table table:style-name="a63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633" table:default-cell-style-name=""/>
            <table:table-column table:style-name="a634" table:default-cell-style-name=""/>
            <table:table-column table:style-name="a635" table:default-cell-style-name=""/>
            <table:table-column table:style-name="a636" table:default-cell-style-name=""/>
            <table:table-row table:style-name="a637" table:default-cell-style-name="">
              <table:table-cell table:style-name="a641">
                <text:list text:style-name="a640">
                  <text:list-item>
                    <text:p text:style-name="a639" text:class-names="" text:cond-style-name=""><text:span text:style-name="a638" text:class-names="">Argument</text:span></text:p>
                  </text:list-item>
                </text:list>
              </table:table-cell>
              <table:table-cell table:style-name="a645">
                <text:list text:style-name="a644">
                  <text:list-item>
                    <text:p text:style-name="a643" text:class-names="" text:cond-style-name=""><text:span text:style-name="a642" text:class-names="">12; 4</text:span></text:p>
                  </text:list-item>
                </text:list>
              </table:table-cell>
              <table:table-cell table:style-name="a649">
                <text:list text:style-name="a648">
                  <text:list-item>
                    <text:p text:style-name="a647" text:class-names="" text:cond-style-name=""><text:span text:style-name="a646" text:class-names="">3; 5</text:span></text:p>
                  </text:list-item>
                </text:list>
              </table:table-cell>
              <table:table-cell table:style-name="a653">
                <text:list text:style-name="a652">
                  <text:list-item>
                    <text:p text:style-name="a651" text:class-names="" text:cond-style-name=""><text:span text:style-name="a650" text:class-names="">13; 5</text:span></text:p>
                  </text:list-item>
                </text:list>
              </table:table-cell>
            </table:table-row>
            <table:table-row table:style-name="a654" table:default-cell-style-name="">
              <table:table-cell table:style-name="a658">
                <text:list text:style-name="a657">
                  <text:list-item>
                    <text:p text:style-name="a656" text:class-names="" text:cond-style-name=""><text:span text:style-name="a655" text:class-names="">Wynik</text:span></text:p>
                  </text:list-item>
                </text:list>
              </table:table-cell>
              <table:table-cell table:style-name="a662">
                <text:list text:style-name="a661">
                  <text:list-item>
                    <text:p text:style-name="a660" text:class-names="" text:cond-style-name=""><text:span text:style-name="a659" text:class-names="">8</text:span></text:p>
                  </text:list-item>
                </text:list>
              </table:table-cell>
              <table:table-cell table:style-name="a666">
                <text:list text:style-name="a665">
                  <text:list-item>
                    <text:p text:style-name="a664" text:class-names="" text:cond-style-name=""><text:span text:style-name="a663" text:class-names="">2</text:span></text:p>
                  </text:list-item>
                </text:list>
              </table:table-cell>
              <table:table-cell table:style-name="a670">
                <text:list text:style-name="a669">
                  <text:list-item>
                    <text:p text:style-name="a668" text:class-names="" text:cond-style-name=""><text:span text:style-name="a667" text:class-names="">8</text:span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83" draw:style-name="a673" draw:name="pole tekstowe 2" svg:x="0.23231in" svg:y="0.14634in" svg:width="1.12428in" svg:height="0.40391in">
          <draw:text-box>
            <text:p text:style-name="a672" text:class-names="" text:cond-style-name=""><text:span text:style-name="a671" text:class-names="">Wersja B</text:span></text:p>
          </draw:text-box>
          <svg:title/>
          <svg:desc/>
        </draw:frame>
        <draw:frame draw:id="id84" draw:style-name="a690" draw:name="pole tekstowe 5" svg:x="0.85333in" svg:y="2.42683in" svg:width="10.25778in" svg:height="2.15417in">
          <draw:text-box>
            <text:p text:style-name="a675" text:class-names="" text:cond-style-name=""><text:span text:style-name="a674" text:class-names="">Specyfikacja</text:span></text:p>
            <text:p text:style-name="a677" text:class-names="" text:cond-style-name=""><text:span text:style-name="a676" text:class-names=""/></text:p>
            <text:p text:style-name="a680" text:class-names="" text:cond-style-name=""><text:span text:style-name="a678" text:class-names="">Dane</text:span><text:span text:style-name="a679" text:class-names="">:</text:span></text:p>
            <text:list text:style-name="a683">
              <text:list-item>
                <text:list text:style-name="a683">
                  <text:list-item>
                    <text:p text:style-name="a682" text:class-names="" text:cond-style-name=""><text:span text:style-name="a681" text:class-names="">a, b - Dwie liczby całkowite</text:span></text:p>
                  </text:list-item>
                </text:list>
              </text:list-item>
            </text:list>
            <text:p text:style-name="a686" text:class-names="" text:cond-style-name=""><text:span text:style-name="a684" text:class-names="">Wynik</text:span><text:span text:style-name="a685" text:class-names="">: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Wartość bezwzględna różnicy podanych liczb: |a – b|<text:s text:c="1"/>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2" draw:style-name="a691" draw:master-page-name="Master1-Layout7-blank-Pusty" presentation:presentation-page-layout-name="Master1-PPL7" draw:id="Slide-277">
        <draw:frame draw:id="id85" draw:style-name="a694" draw:name="pole tekstowe 3" svg:x="0.85333in" svg:y="0.62667in" svg:width="1.77333in" svg:height="0.40391in">
          <draw:text-box>
            <text:p text:style-name="a693" text:class-names="" text:cond-style-name=""><text:span text:style-name="a692" text:class-names="">Funkcja 3</text:span></text:p>
          </draw:text-box>
          <svg:title/>
          <svg:desc/>
        </draw:frame>
        <draw:frame draw:id="id86" draw:name="Tabela 4" svg:x="2.22222in" svg:y="1.10704in" svg:width="8.88889in" svg:height="0.81111in">
          <table:table table:style-name="a69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696" table:default-cell-style-name=""/>
            <table:table-column table:style-name="a697" table:default-cell-style-name=""/>
            <table:table-column table:style-name="a698" table:default-cell-style-name=""/>
            <table:table-column table:style-name="a699" table:default-cell-style-name=""/>
            <table:table-row table:style-name="a700" table:default-cell-style-name="">
              <table:table-cell table:style-name="a704">
                <text:list text:style-name="a703">
                  <text:list-item>
                    <text:p text:style-name="a702" text:class-names="" text:cond-style-name=""><text:span text:style-name="a701" text:class-names="">Argument</text:span></text:p>
                  </text:list-item>
                </text:list>
              </table:table-cell>
              <table:table-cell table:style-name="a708">
                <text:list text:style-name="a707">
                  <text:list-item>
                    <text:p text:style-name="a706" text:class-names="" text:cond-style-name=""><text:span text:style-name="a705" text:class-names="">3</text:span></text:p>
                  </text:list-item>
                </text:list>
              </table:table-cell>
              <table:table-cell table:style-name="a712">
                <text:list text:style-name="a711">
                  <text:list-item>
                    <text:p text:style-name="a710" text:class-names="" text:cond-style-name=""><text:span text:style-name="a709" text:class-names="">4</text:span></text:p>
                  </text:list-item>
                </text:list>
              </table:table-cell>
              <table:table-cell table:style-name="a716">
                <text:list text:style-name="a715">
                  <text:list-item>
                    <text:p text:style-name="a714" text:class-names="" text:cond-style-name=""><text:span text:style-name="a713" text:class-names="">10</text:span></text:p>
                  </text:list-item>
                </text:list>
              </table:table-cell>
            </table:table-row>
            <table:table-row table:style-name="a717" table:default-cell-style-name="">
              <table:table-cell table:style-name="a721">
                <text:list text:style-name="a720">
                  <text:list-item>
                    <text:p text:style-name="a719" text:class-names="" text:cond-style-name=""><text:span text:style-name="a718" text:class-names="">Wynik</text:span></text:p>
                  </text:list-item>
                </text:list>
              </table:table-cell>
              <table:table-cell table:style-name="a725">
                <text:list text:style-name="a724">
                  <text:list-item>
                    <text:p text:style-name="a723" text:class-names="" text:cond-style-name=""><text:span text:style-name="a722" text:class-names="">11</text:span></text:p>
                  </text:list-item>
                </text:list>
              </table:table-cell>
              <table:table-cell table:style-name="a729">
                <text:list text:style-name="a728">
                  <text:list-item>
                    <text:p text:style-name="a727" text:class-names="" text:cond-style-name=""><text:span text:style-name="a726" text:class-names="">100</text:span></text:p>
                  </text:list-item>
                </text:list>
              </table:table-cell>
              <table:table-cell table:style-name="a733">
                <text:list text:style-name="a732">
                  <text:list-item>
                    <text:p text:style-name="a731" text:class-names="" text:cond-style-name=""><text:span text:style-name="a730" text:class-names="">1010</text:span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frame draw:id="id87" draw:style-name="a736" draw:name="pole tekstowe 2" svg:x="0.23231in" svg:y="0.14634in" svg:width="1.12428in" svg:height="0.40391in">
          <draw:text-box>
            <text:p text:style-name="a735" text:class-names="" text:cond-style-name=""><text:span text:style-name="a734" text:class-names="">Wersja B</text:span></text:p>
          </draw:text-box>
          <svg:title/>
          <svg:desc/>
        </draw:frame>
        <draw:frame draw:id="id88" draw:style-name="a753" draw:name="pole tekstowe 5" svg:x="0.85333in" svg:y="2.42683in" svg:width="10.25778in" svg:height="2.15417in">
          <draw:text-box>
            <text:p text:style-name="a738" text:class-names="" text:cond-style-name=""><text:span text:style-name="a737" text:class-names="">Specyfikacja</text:span></text:p>
            <text:p text:style-name="a740" text:class-names="" text:cond-style-name=""><text:span text:style-name="a739" text:class-names=""/></text:p>
            <text:p text:style-name="a743" text:class-names="" text:cond-style-name=""><text:span text:style-name="a741" text:class-names="">Dane</text:span><text:span text:style-name="a742" text:class-names="">:</text:span></text:p>
            <text:list text:style-name="a746">
              <text:list-item>
                <text:list text:style-name="a746">
                  <text:list-item>
                    <text:p text:style-name="a745" text:class-names="" text:cond-style-name=""><text:span text:style-name="a744" text:class-names="">Liczba naturalna</text:span></text:p>
                  </text:list-item>
                </text:list>
              </text:list-item>
            </text:list>
            <text:p text:style-name="a749" text:class-names="" text:cond-style-name=""><text:span text:style-name="a747" text:class-names="">Wynik</text:span><text:span text:style-name="a748" text:class-names="">:</text:span></text:p>
            <text:list text:style-name="a752">
              <text:list-item>
                <text:list text:style-name="a752">
                  <text:list-item>
                    <text:p text:style-name="a751" text:class-names="" text:cond-style-name=""><text:span text:style-name="a750" text:class-names="">Zapis podanej liczby w systemie binarnym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6" draw:style-name="a754" draw:master-page-name="Master1-Layout7-blank-Pusty" presentation:presentation-page-layout-name="Master1-PPL7" draw:id="Slide-271">
        <draw:frame draw:id="id89" draw:style-name="a757" draw:name="pole tekstowe 3" svg:x="0.85333in" svg:y="0.62667in" svg:width="1.77333in" svg:height="0.40391in">
          <draw:text-box>
            <text:p text:style-name="a756" text:class-names="" text:cond-style-name=""><text:span text:style-name="a755" text:class-names="">Funkcja 1</text:span></text:p>
          </draw:text-box>
          <svg:title/>
          <svg:desc/>
        </draw:frame>
        <draw:frame draw:id="id90" draw:name="Tabela 4" svg:x="2.22222in" svg:y="1.10704in" svg:width="8.88889in" svg:height="0.81111in">
          <table:table table:style-name="a75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759" table:default-cell-style-name=""/>
            <table:table-column table:style-name="a760" table:default-cell-style-name=""/>
            <table:table-column table:style-name="a761" table:default-cell-style-name=""/>
            <table:table-column table:style-name="a762" table:default-cell-style-name=""/>
            <table:table-row table:style-name="a763" table:default-cell-style-name="">
              <table:table-cell table:style-name="a767">
                <text:list text:style-name="a766">
                  <text:list-item>
                    <text:p text:style-name="a765" text:class-names="" text:cond-style-name=""><text:span text:style-name="a764" text:class-names="">Argument</text:span></text:p>
                  </text:list-item>
                </text:list>
              </table:table-cell>
              <table:table-cell table:style-name="a771">
                <text:list text:style-name="a770">
                  <text:list-item>
                    <text:p text:style-name="a769" text:class-names="" text:cond-style-name=""><text:span text:style-name="a768" text:class-names="">a</text:span></text:p>
                  </text:list-item>
                </text:list>
              </table:table-cell>
              <table:table-cell table:style-name="a775">
                <text:list text:style-name="a774">
                  <text:list-item>
                    <text:p text:style-name="a773" text:class-names="" text:cond-style-name=""><text:span text:style-name="a772" text:class-names="">g</text:span></text:p>
                  </text:list-item>
                </text:list>
              </table:table-cell>
              <table:table-cell table:style-name="a779">
                <text:list text:style-name="a778">
                  <text:list-item>
                    <text:p text:style-name="a777" text:class-names="" text:cond-style-name=""><text:span text:style-name="a776" text:class-names="">z</text:span></text:p>
                  </text:list-item>
                </text:list>
              </table:table-cell>
            </table:table-row>
            <table:table-row table:style-name="a780" table:default-cell-style-name="">
              <table:table-cell table:style-name="a784">
                <text:list text:style-name="a783">
                  <text:list-item>
                    <text:p text:style-name="a782" text:class-names="" text:cond-style-name=""><text:span text:style-name="a781" text:class-names="">Wynik</text:span></text:p>
                  </text:list-item>
                </text:list>
              </table:table-cell>
              <table:table-cell table:style-name="a788">
                <text:list text:style-name="a787">
                  <text:list-item>
                    <text:p text:style-name="a786" text:class-names="" text:cond-style-name=""><text:span text:style-name="a785" text:class-names="">c</text:span></text:p>
                  </text:list-item>
                </text:list>
              </table:table-cell>
              <table:table-cell table:style-name="a792">
                <text:list text:style-name="a791">
                  <text:list-item>
                    <text:p text:style-name="a790" text:class-names="" text:cond-style-name=""><text:span text:style-name="a789" text:class-names="">i</text:span></text:p>
                  </text:list-item>
                </text:list>
              </table:table-cell>
              <table:table-cell table:style-name="a796">
                <text:list text:style-name="a795">
                  <text:list-item>
                    <text:p text:style-name="a794" text:class-names="" text:cond-style-name=""><text:span text:style-name="a793" text:class-names="">b</text:span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draw:frame draw:id="id91" draw:style-name="a799" draw:name="pole tekstowe 5" svg:x="0.78667in" svg:y="3.14667in" svg:width="1.41333in" svg:height="0.40391in">
          <draw:text-box>
            <text:p text:style-name="a798" text:class-names="" text:cond-style-name=""><text:span text:style-name="a797" text:class-names="">Funkcja 2</text:span></text:p>
          </draw:text-box>
          <svg:title/>
          <svg:desc/>
        </draw:frame>
        <draw:frame draw:id="id92" draw:name="Tabela 6" svg:x="2.19556in" svg:y="3.60037in" svg:width="8.88889in" svg:height="0.81111in">
          <table:table table:style-name="a80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01" table:default-cell-style-name=""/>
            <table:table-column table:style-name="a802" table:default-cell-style-name=""/>
            <table:table-column table:style-name="a803" table:default-cell-style-name=""/>
            <table:table-column table:style-name="a804" table:default-cell-style-name=""/>
            <table:table-row table:style-name="a805" table:default-cell-style-name="">
              <table:table-cell table:style-name="a809">
                <text:list text:style-name="a808">
                  <text:list-item>
                    <text:p text:style-name="a807" text:class-names="" text:cond-style-name=""><text:span text:style-name="a806" text:class-names="">Argument</text:span></text:p>
                  </text:list-item>
                </text:list>
              </table:table-cell>
              <table:table-cell table:style-name="a813">
                <text:list text:style-name="a812">
                  <text:list-item>
                    <text:p text:style-name="a811" text:class-names="" text:cond-style-name=""><text:span text:style-name="a810" text:class-names="">2; 10</text:span></text:p>
                  </text:list-item>
                </text:list>
              </table:table-cell>
              <table:table-cell table:style-name="a817">
                <text:list text:style-name="a816">
                  <text:list-item>
                    <text:p text:style-name="a815" text:class-names="" text:cond-style-name=""><text:span text:style-name="a814" text:class-names="">3; 3</text:span></text:p>
                  </text:list-item>
                </text:list>
              </table:table-cell>
              <table:table-cell table:style-name="a821">
                <text:list text:style-name="a820">
                  <text:list-item>
                    <text:p text:style-name="a819" text:class-names="" text:cond-style-name=""><text:span text:style-name="a818" text:class-names="">1; 5</text:span></text:p>
                  </text:list-item>
                </text:list>
              </table:table-cell>
            </table:table-row>
            <table:table-row table:style-name="a822" table:default-cell-style-name="">
              <table:table-cell table:style-name="a826">
                <text:list text:style-name="a825">
                  <text:list-item>
                    <text:p text:style-name="a824" text:class-names="" text:cond-style-name=""><text:span text:style-name="a823" text:class-names="">Wynik</text:span></text:p>
                  </text:list-item>
                </text:list>
              </table:table-cell>
              <table:table-cell table:style-name="a830">
                <text:list text:style-name="a829">
                  <text:list-item>
                    <text:p text:style-name="a828" text:class-names="" text:cond-style-name=""><text:span text:style-name="a827" text:class-names="">1024</text:span></text:p>
                  </text:list-item>
                </text:list>
              </table:table-cell>
              <table:table-cell table:style-name="a834">
                <text:list text:style-name="a833">
                  <text:list-item>
                    <text:p text:style-name="a832" text:class-names="" text:cond-style-name=""><text:span text:style-name="a831" text:class-names="">27</text:span></text:p>
                  </text:list-item>
                </text:list>
              </table:table-cell>
              <table:table-cell table:style-name="a838">
                <text:list text:style-name="a837">
                  <text:list-item>
                    <text:p text:style-name="a836" text:class-names="" text:cond-style-name=""><text:span text:style-name="a835" text:class-names="">1</text:span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draw:frame draw:id="id93" draw:style-name="a841" draw:name="pole tekstowe 7" svg:x="0.89333in" svg:y="5.58667in" svg:width="1.36in" svg:height="0.40391in">
          <draw:text-box>
            <text:p text:style-name="a840" text:class-names="" text:cond-style-name=""><text:span text:style-name="a839" text:class-names="">Funkcja 3</text:span></text:p>
          </draw:text-box>
          <svg:title/>
          <svg:desc/>
        </draw:frame>
        <draw:frame draw:id="id94" draw:name="Tabela 8" svg:x="2.16889in" svg:y="5.84037in" svg:width="8.88889in" svg:height="0.81111in">
          <table:table table:style-name="a84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43" table:default-cell-style-name=""/>
            <table:table-column table:style-name="a844" table:default-cell-style-name=""/>
            <table:table-column table:style-name="a845" table:default-cell-style-name=""/>
            <table:table-column table:style-name="a846" table:default-cell-style-name=""/>
            <table:table-row table:style-name="a847" table:default-cell-style-name="">
              <table:table-cell table:style-name="a851">
                <text:list text:style-name="a850">
                  <text:list-item>
                    <text:p text:style-name="a849" text:class-names="" text:cond-style-name=""><text:span text:style-name="a848" text:class-names="">Argument</text:span></text:p>
                  </text:list-item>
                </text:list>
              </table:table-cell>
              <table:table-cell table:style-name="a855">
                <text:list text:style-name="a854">
                  <text:list-item>
                    <text:p text:style-name="a853" text:class-names="" text:cond-style-name=""><text:span text:style-name="a852" text:class-names="">3</text:span></text:p>
                  </text:list-item>
                </text:list>
              </table:table-cell>
              <table:table-cell table:style-name="a859">
                <text:list text:style-name="a858">
                  <text:list-item>
                    <text:p text:style-name="a857" text:class-names="" text:cond-style-name=""><text:span text:style-name="a856" text:class-names="">14</text:span></text:p>
                  </text:list-item>
                </text:list>
              </table:table-cell>
              <table:table-cell table:style-name="a863">
                <text:list text:style-name="a862">
                  <text:list-item>
                    <text:p text:style-name="a861" text:class-names="" text:cond-style-name=""><text:span text:style-name="a860" text:class-names="">100</text:span></text:p>
                  </text:list-item>
                </text:list>
              </table:table-cell>
            </table:table-row>
            <table:table-row table:style-name="a864" table:default-cell-style-name="">
              <table:table-cell table:style-name="a868">
                <text:list text:style-name="a867">
                  <text:list-item>
                    <text:p text:style-name="a866" text:class-names="" text:cond-style-name=""><text:span text:style-name="a865" text:class-names="">Wynik</text:span></text:p>
                  </text:list-item>
                </text:list>
              </table:table-cell>
              <table:table-cell table:style-name="a872">
                <text:list text:style-name="a871">
                  <text:list-item>
                    <text:p text:style-name="a870" text:class-names="" text:cond-style-name=""><text:span text:style-name="a869" text:class-names="">3</text:span></text:p>
                  </text:list-item>
                </text:list>
              </table:table-cell>
              <table:table-cell table:style-name="a876">
                <text:list text:style-name="a875">
                  <text:list-item>
                    <text:p text:style-name="a874" text:class-names="" text:cond-style-name=""><text:span text:style-name="a873" text:class-names="">16</text:span></text:p>
                  </text:list-item>
                </text:list>
              </table:table-cell>
              <table:table-cell table:style-name="a880">
                <text:list text:style-name="a879">
                  <text:list-item>
                    <text:p text:style-name="a878" text:class-names="" text:cond-style-name=""><text:span text:style-name="a877" text:class-names="">144</text:span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frame draw:id="id95" draw:style-name="a883" draw:name="pole tekstowe 9" svg:x="0.23231in" svg:y="0.14634in" svg:width="1.11551in" svg:height="0.40391in">
          <draw:text-box>
            <text:p text:style-name="a882" text:class-names="" text:cond-style-name=""><text:span text:style-name="a881" text:class-names="">Wersja C</text:span></text:p>
          </draw:text-box>
          <svg:title/>
          <svg:desc/>
        </draw:frame>
      </draw:page>
      <draw:page draw:name="Slide23" draw:style-name="a884" draw:master-page-name="Master1-Layout7-blank-Pusty" presentation:presentation-page-layout-name="Master1-PPL7" draw:id="Slide-278">
        <draw:frame draw:id="id96" draw:style-name="a887" draw:name="pole tekstowe 3" svg:x="0.85333in" svg:y="0.62667in" svg:width="1.77333in" svg:height="0.40391in">
          <draw:text-box>
            <text:p text:style-name="a886" text:class-names="" text:cond-style-name=""><text:span text:style-name="a885" text:class-names="">Funkcja 1</text:span></text:p>
          </draw:text-box>
          <svg:title/>
          <svg:desc/>
        </draw:frame>
        <draw:frame draw:id="id97" draw:name="Tabela 4" svg:x="2.22222in" svg:y="1.10704in" svg:width="8.88889in" svg:height="0.81111in">
          <table:table table:style-name="a88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89" table:default-cell-style-name=""/>
            <table:table-column table:style-name="a890" table:default-cell-style-name=""/>
            <table:table-column table:style-name="a891" table:default-cell-style-name=""/>
            <table:table-column table:style-name="a892" table:default-cell-style-name=""/>
            <table:table-row table:style-name="a893" table:default-cell-style-name="">
              <table:table-cell table:style-name="a897">
                <text:list text:style-name="a896">
                  <text:list-item>
                    <text:p text:style-name="a895" text:class-names="" text:cond-style-name=""><text:span text:style-name="a894" text:class-names="">Argument</text:span></text:p>
                  </text:list-item>
                </text:list>
              </table:table-cell>
              <table:table-cell table:style-name="a901">
                <text:list text:style-name="a900">
                  <text:list-item>
                    <text:p text:style-name="a899" text:class-names="" text:cond-style-name=""><text:span text:style-name="a898" text:class-names="">a</text:span></text:p>
                  </text:list-item>
                </text:list>
              </table:table-cell>
              <table:table-cell table:style-name="a905">
                <text:list text:style-name="a904">
                  <text:list-item>
                    <text:p text:style-name="a903" text:class-names="" text:cond-style-name=""><text:span text:style-name="a902" text:class-names="">g</text:span></text:p>
                  </text:list-item>
                </text:list>
              </table:table-cell>
              <table:table-cell table:style-name="a909">
                <text:list text:style-name="a908">
                  <text:list-item>
                    <text:p text:style-name="a907" text:class-names="" text:cond-style-name=""><text:span text:style-name="a906" text:class-names="">z</text:span></text:p>
                  </text:list-item>
                </text:list>
              </table:table-cell>
            </table:table-row>
            <table:table-row table:style-name="a910" table:default-cell-style-name="">
              <table:table-cell table:style-name="a914">
                <text:list text:style-name="a913">
                  <text:list-item>
                    <text:p text:style-name="a912" text:class-names="" text:cond-style-name=""><text:span text:style-name="a911" text:class-names="">Wynik</text:span></text:p>
                  </text:list-item>
                </text:list>
              </table:table-cell>
              <table:table-cell table:style-name="a918">
                <text:list text:style-name="a917">
                  <text:list-item>
                    <text:p text:style-name="a916" text:class-names="" text:cond-style-name=""><text:span text:style-name="a915" text:class-names="">c</text:span></text:p>
                  </text:list-item>
                </text:list>
              </table:table-cell>
              <table:table-cell table:style-name="a922">
                <text:list text:style-name="a921">
                  <text:list-item>
                    <text:p text:style-name="a920" text:class-names="" text:cond-style-name=""><text:span text:style-name="a919" text:class-names="">i</text:span></text:p>
                  </text:list-item>
                </text:list>
              </table:table-cell>
              <table:table-cell table:style-name="a926">
                <text:list text:style-name="a925">
                  <text:list-item>
                    <text:p text:style-name="a924" text:class-names="" text:cond-style-name=""><text:span text:style-name="a923" text:class-names="">b</text:span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draw:frame draw:id="id98" draw:style-name="a929" draw:name="pole tekstowe 2" svg:x="0.23231in" svg:y="0.14634in" svg:width="1.11551in" svg:height="0.40391in">
          <draw:text-box>
            <text:p text:style-name="a928" text:class-names="" text:cond-style-name=""><text:span text:style-name="a927" text:class-names="">Wersja C</text:span></text:p>
          </draw:text-box>
          <svg:title/>
          <svg:desc/>
        </draw:frame>
        <draw:frame draw:id="id99" draw:style-name="a946" draw:name="pole tekstowe 1" svg:x="0.85333in" svg:y="2.42683in" svg:width="10.25778in" svg:height="2.82734in">
          <draw:text-box>
            <text:p text:style-name="a931" text:class-names="" text:cond-style-name=""><text:span text:style-name="a930" text:class-names="">Specyfikacja</text:span></text:p>
            <text:p text:style-name="a933" text:class-names="" text:cond-style-name=""><text:span text:style-name="a932" text:class-names=""/></text:p>
            <text:p text:style-name="a936" text:class-names="" text:cond-style-name=""><text:span text:style-name="a934" text:class-names="">Dane</text:span><text:span text:style-name="a935" text:class-names="">:</text:span></text:p>
            <text:list text:style-name="a939">
              <text:list-item>
                <text:list text:style-name="a939">
                  <text:list-item>
                    <text:p text:style-name="a938" text:class-names="" text:cond-style-name=""><text:span text:style-name="a937" text:class-names="">Znak, litera z alfabetu angielskiego</text:span></text:p>
                  </text:list-item>
                </text:list>
              </text:list-item>
            </text:list>
            <text:p text:style-name="a942" text:class-names="" text:cond-style-name=""><text:span text:style-name="a940" text:class-names="">Wynik</text:span><text:span text:style-name="a941" text:class-names="">:</text:span></text:p>
            <text:list text:style-name="a945">
              <text:list-item>
                <text:list text:style-name="a945">
                  <text:list-item>
                    <text:p text:style-name="a944" text:class-names="" text:cond-style-name=""><text:span text:style-name="a943" text:class-names="">Litera znajdująca się dwa znaki w prawo w alfabecie w stosunku do podanej, przy założeniu, że dla ostatnich liter ich sąsiadami z prawej strony są pierwsze litery alfabetu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4" draw:style-name="a947" draw:master-page-name="Master1-Layout7-blank-Pusty" presentation:presentation-page-layout-name="Master1-PPL7" draw:id="Slide-279">
        <draw:frame draw:id="id100" draw:style-name="a950" draw:name="pole tekstowe 3" svg:x="0.85333in" svg:y="0.62667in" svg:width="1.77333in" svg:height="0.40391in">
          <draw:text-box>
            <text:p text:style-name="a949" text:class-names="" text:cond-style-name=""><text:span text:style-name="a948" text:class-names="">Funkcja 2</text:span></text:p>
          </draw:text-box>
          <svg:title/>
          <svg:desc/>
        </draw:frame>
        <draw:frame draw:id="id101" draw:name="Tabela 4" svg:x="2.22222in" svg:y="1.10704in" svg:width="8.88889in" svg:height="0.81111in">
          <table:table table:style-name="a95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952" table:default-cell-style-name=""/>
            <table:table-column table:style-name="a953" table:default-cell-style-name=""/>
            <table:table-column table:style-name="a954" table:default-cell-style-name=""/>
            <table:table-column table:style-name="a955" table:default-cell-style-name=""/>
            <table:table-row table:style-name="a956" table:default-cell-style-name="">
              <table:table-cell table:style-name="a960">
                <text:list text:style-name="a959">
                  <text:list-item>
                    <text:p text:style-name="a958" text:class-names="" text:cond-style-name=""><text:span text:style-name="a957" text:class-names="">Argument</text:span></text:p>
                  </text:list-item>
                </text:list>
              </table:table-cell>
              <table:table-cell table:style-name="a964">
                <text:list text:style-name="a963">
                  <text:list-item>
                    <text:p text:style-name="a962" text:class-names="" text:cond-style-name=""><text:span text:style-name="a961" text:class-names="">2; 10</text:span></text:p>
                  </text:list-item>
                </text:list>
              </table:table-cell>
              <table:table-cell table:style-name="a968">
                <text:list text:style-name="a967">
                  <text:list-item>
                    <text:p text:style-name="a966" text:class-names="" text:cond-style-name=""><text:span text:style-name="a965" text:class-names="">3; 3</text:span></text:p>
                  </text:list-item>
                </text:list>
              </table:table-cell>
              <table:table-cell table:style-name="a972">
                <text:list text:style-name="a971">
                  <text:list-item>
                    <text:p text:style-name="a970" text:class-names="" text:cond-style-name=""><text:span text:style-name="a969" text:class-names="">1; 5</text:span></text:p>
                  </text:list-item>
                </text:list>
              </table:table-cell>
            </table:table-row>
            <table:table-row table:style-name="a973" table:default-cell-style-name="">
              <table:table-cell table:style-name="a977">
                <text:list text:style-name="a976">
                  <text:list-item>
                    <text:p text:style-name="a975" text:class-names="" text:cond-style-name=""><text:span text:style-name="a974" text:class-names="">Wynik</text:span></text:p>
                  </text:list-item>
                </text:list>
              </table:table-cell>
              <table:table-cell table:style-name="a981">
                <text:list text:style-name="a980">
                  <text:list-item>
                    <text:p text:style-name="a979" text:class-names="" text:cond-style-name=""><text:span text:style-name="a978" text:class-names="">1024</text:span></text:p>
                  </text:list-item>
                </text:list>
              </table:table-cell>
              <table:table-cell table:style-name="a985">
                <text:list text:style-name="a984">
                  <text:list-item>
                    <text:p text:style-name="a983" text:class-names="" text:cond-style-name=""><text:span text:style-name="a982" text:class-names="">27</text:span></text:p>
                  </text:list-item>
                </text:list>
              </table:table-cell>
              <table:table-cell table:style-name="a989">
                <text:list text:style-name="a988">
                  <text:list-item>
                    <text:p text:style-name="a987" text:class-names="" text:cond-style-name=""><text:span text:style-name="a986" text:class-names="">1</text:span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draw:frame draw:id="id102" draw:style-name="a992" draw:name="pole tekstowe 2" svg:x="0.23231in" svg:y="0.14634in" svg:width="1.11551in" svg:height="0.40391in">
          <draw:text-box>
            <text:p text:style-name="a991" text:class-names="" text:cond-style-name=""><text:span text:style-name="a990" text:class-names="">Wersja C</text:span></text:p>
          </draw:text-box>
          <svg:title/>
          <svg:desc/>
        </draw:frame>
        <draw:frame draw:id="id103" draw:style-name="a1011" draw:name="pole tekstowe 5" svg:x="0.85333in" svg:y="2.42683in" svg:width="10.25778in" svg:height="2.15417in">
          <draw:text-box>
            <text:p text:style-name="a994" text:class-names="" text:cond-style-name=""><text:span text:style-name="a993" text:class-names="">Specyfikacja</text:span></text:p>
            <text:p text:style-name="a996" text:class-names="" text:cond-style-name=""><text:span text:style-name="a995" text:class-names=""/></text:p>
            <text:p text:style-name="a999" text:class-names="" text:cond-style-name=""><text:span text:style-name="a997" text:class-names="">Dane</text:span><text:span text:style-name="a998" text:class-names="">:</text:span></text:p>
            <text:list text:style-name="a1002">
              <text:list-item>
                <text:list text:style-name="a1002">
                  <text:list-item>
                    <text:p text:style-name="a1001" text:class-names="" text:cond-style-name=""><text:span text:style-name="a1000" text:class-names="">a, b - Dwie liczby całkowite</text:span></text:p>
                  </text:list-item>
                </text:list>
              </text:list-item>
            </text:list>
            <text:p text:style-name="a1005" text:class-names="" text:cond-style-name=""><text:span text:style-name="a1003" text:class-names="">Wynik</text:span><text:span text:style-name="a1004" text:class-names="">:</text:span></text:p>
            <text:list text:style-name="a1010">
              <text:list-item>
                <text:list text:style-name="a1010">
                  <text:list-item>
                    <text:p text:style-name="a1009" text:class-names="" text:cond-style-name=""><text:span text:style-name="a1006" text:class-names="">Wynik potęgowania: a</text:span><text:span text:style-name="a1007" text:class-names="">b</text:span><text:span text:style-name="a1008" text:class-names=""><text:s text:c="1"/>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5" draw:style-name="a1012" draw:master-page-name="Master1-Layout7-blank-Pusty" presentation:presentation-page-layout-name="Master1-PPL7" draw:id="Slide-280">
        <draw:frame draw:id="id104" draw:style-name="a1015" draw:name="pole tekstowe 3" svg:x="0.85333in" svg:y="0.62667in" svg:width="1.77333in" svg:height="0.40391in">
          <draw:text-box>
            <text:p text:style-name="a1014" text:class-names="" text:cond-style-name=""><text:span text:style-name="a1013" text:class-names="">Funkcja 3</text:span></text:p>
          </draw:text-box>
          <svg:title/>
          <svg:desc/>
        </draw:frame>
        <draw:frame draw:id="id105" draw:name="Tabela 4" svg:x="2.22222in" svg:y="1.10704in" svg:width="8.88889in" svg:height="0.81111in">
          <table:table table:style-name="a101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017" table:default-cell-style-name=""/>
            <table:table-column table:style-name="a1018" table:default-cell-style-name=""/>
            <table:table-column table:style-name="a1019" table:default-cell-style-name=""/>
            <table:table-column table:style-name="a1020" table:default-cell-style-name=""/>
            <table:table-row table:style-name="a1021" table:default-cell-style-name="">
              <table:table-cell table:style-name="a1025">
                <text:list text:style-name="a1024">
                  <text:list-item>
                    <text:p text:style-name="a1023" text:class-names="" text:cond-style-name=""><text:span text:style-name="a1022" text:class-names="">Argument</text:span></text:p>
                  </text:list-item>
                </text:list>
              </table:table-cell>
              <table:table-cell table:style-name="a1029">
                <text:list text:style-name="a1028">
                  <text:list-item>
                    <text:p text:style-name="a1027" text:class-names="" text:cond-style-name=""><text:span text:style-name="a1026" text:class-names="">3</text:span></text:p>
                  </text:list-item>
                </text:list>
              </table:table-cell>
              <table:table-cell table:style-name="a1033">
                <text:list text:style-name="a1032">
                  <text:list-item>
                    <text:p text:style-name="a1031" text:class-names="" text:cond-style-name=""><text:span text:style-name="a1030" text:class-names="">14</text:span></text:p>
                  </text:list-item>
                </text:list>
              </table:table-cell>
              <table:table-cell table:style-name="a1037">
                <text:list text:style-name="a1036">
                  <text:list-item>
                    <text:p text:style-name="a1035" text:class-names="" text:cond-style-name=""><text:span text:style-name="a1034" text:class-names="">100</text:span></text:p>
                  </text:list-item>
                </text:list>
              </table:table-cell>
            </table:table-row>
            <table:table-row table:style-name="a1038" table:default-cell-style-name="">
              <table:table-cell table:style-name="a1042">
                <text:list text:style-name="a1041">
                  <text:list-item>
                    <text:p text:style-name="a1040" text:class-names="" text:cond-style-name=""><text:span text:style-name="a1039" text:class-names="">Wynik</text:span></text:p>
                  </text:list-item>
                </text:list>
              </table:table-cell>
              <table:table-cell table:style-name="a1046">
                <text:list text:style-name="a1045">
                  <text:list-item>
                    <text:p text:style-name="a1044" text:class-names="" text:cond-style-name=""><text:span text:style-name="a1043" text:class-names="">3</text:span></text:p>
                  </text:list-item>
                </text:list>
              </table:table-cell>
              <table:table-cell table:style-name="a1050">
                <text:list text:style-name="a1049">
                  <text:list-item>
                    <text:p text:style-name="a1048" text:class-names="" text:cond-style-name=""><text:span text:style-name="a1047" text:class-names="">16</text:span></text:p>
                  </text:list-item>
                </text:list>
              </table:table-cell>
              <table:table-cell table:style-name="a1054">
                <text:list text:style-name="a1053">
                  <text:list-item>
                    <text:p text:style-name="a1052" text:class-names="" text:cond-style-name=""><text:span text:style-name="a1051" text:class-names="">144</text:span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frame draw:id="id106" draw:style-name="a1057" draw:name="pole tekstowe 2" svg:x="0.23231in" svg:y="0.14634in" svg:width="1.11551in" svg:height="0.40391in">
          <draw:text-box>
            <text:p text:style-name="a1056" text:class-names="" text:cond-style-name=""><text:span text:style-name="a1055" text:class-names="">Wersja C</text:span></text:p>
          </draw:text-box>
          <svg:title/>
          <svg:desc/>
        </draw:frame>
        <draw:frame draw:id="id107" draw:style-name="a1074" draw:name="pole tekstowe 6" svg:x="0.85333in" svg:y="2.42683in" svg:width="10.25778in" svg:height="2.15417in">
          <draw:text-box>
            <text:p text:style-name="a1059" text:class-names="" text:cond-style-name=""><text:span text:style-name="a1058" text:class-names="">Specyfikacja</text:span></text:p>
            <text:p text:style-name="a1061" text:class-names="" text:cond-style-name=""><text:span text:style-name="a1060" text:class-names=""/></text:p>
            <text:p text:style-name="a1064" text:class-names="" text:cond-style-name=""><text:span text:style-name="a1062" text:class-names="">Dane</text:span><text:span text:style-name="a1063" text:class-names="">:</text:span></text:p>
            <text:list text:style-name="a1067">
              <text:list-item>
                <text:list text:style-name="a1067">
                  <text:list-item>
                    <text:p text:style-name="a1066" text:class-names="" text:cond-style-name=""><text:span text:style-name="a1065" text:class-names="">Liczba naturalna</text:span></text:p>
                  </text:list-item>
                </text:list>
              </text:list-item>
            </text:list>
            <text:p text:style-name="a1070" text:class-names="" text:cond-style-name=""><text:span text:style-name="a1068" text:class-names="">Wynik</text:span><text:span text:style-name="a1069" text:class-names="">:</text:span></text:p>
            <text:list text:style-name="a1073">
              <text:list-item>
                <text:list text:style-name="a1073">
                  <text:list-item>
                    <text:p text:style-name="a1072" text:class-names="" text:cond-style-name=""><text:span text:style-name="a1071" text:class-names="">Zapis podanej liczby w systemie ósemkowym</text:span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ytuł i zawartość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Nagłówek sekcji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wa elementy zawartośc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Porównanie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ylko tytuł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Pusty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Zawartość z podpisem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Obraz z podpisem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ytuł i tekst pionowy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ytuł pionowy i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62">
      <style:table-cell-properties/>
    </style:style>
    <style:style style:family="table-cell" style:name="a363">
      <style:table-cell-properties fo:background-color="#cfd5ea"/>
    </style:style>
    <style:style style:family="table-cell" style:name="a359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64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5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6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0">
      <style:table-cell-properties/>
    </style:style>
    <style:style style:family="table-cell" style:name="a367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1">
      <style:table-cell-properties fo:background-color="#cfd5ea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364" table:paragraph-style-name=""/>
      <table:last-row table:style-name="a365" table:paragraph-style-name=""/>
      <table:first-column table:style-name="a366" table:paragraph-style-name=""/>
      <table:last-column table:style-name="a367" table:paragraph-style-name=""/>
      <table:body table:style-name="a359" table:paragraph-style-name=""/>
      <table:even-rows table:style-name="a362" table:paragraph-style-name=""/>
      <table:odd-rows table:style-name="a363" table:paragraph-style-name=""/>
      <table:even-columns table:style-name="a360" table:paragraph-style-name=""/>
      <table:odd-columns table:style-name="a361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yw-pakietu-Office" style:page-layout-name="pageLayout1" draw:style-name="a0">
      <draw:frame draw:id="id0" presentation:style-name="a3" draw:name="Symbol zastępczy tytułu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Kliknij, aby edytować styl</text:span></text:p>
        </draw:text-box>
        <svg:title/>
        <svg:desc/>
      </draw:frame>
      <draw:frame draw:id="id1" presentation:style-name="a19" draw:name="Symbol zastępczy tekstu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ytuj style wzorca tekstu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gi poziom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Symbol zastępczy daty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04.06.2018</text:date></text:span><text:span text:style-name="a22" text:class-names=""/></text:p>
        </draw:text-box>
        <svg:title/>
        <svg:desc/>
      </draw:frame>
      <draw:frame draw:id="id3" presentation:style-name="a27" draw:name="Symbol zastępczy stopki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ymbol zastępczy numeru slajdu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Slajd-tytułowy" style:page-layout-name="pageLayout1" draw:style-name="a32">
      <draw:frame draw:id="id5" presentation:style-name="a35" draw:name="Tytuł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Kliknij, aby edytować styl</text:span></text:p>
        </draw:text-box>
        <svg:title/>
        <svg:desc/>
      </draw:frame>
      <draw:frame draw:id="id6" presentation:style-name="a38" draw:name="Podtytuł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Kliknij, aby edytować styl wzorca podtytułu</text:span></text:p>
        </draw:text-box>
        <svg:title/>
        <svg:desc/>
      </draw:frame>
      <draw:frame draw:id="id7" presentation:style-name="a43" draw:name="Symbol zastępczy daty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04.06.2018</text:date></text:span><text:span text:style-name="a41" text:class-names=""/></text:p>
        </draw:text-box>
        <svg:title/>
        <svg:desc/>
      </draw:frame>
      <draw:frame draw:id="id8" presentation:style-name="a46" draw:name="Symbol zastępczy stopki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ymbol zastępczy numeru slajdu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ytuł-i-zawartość" style:page-layout-name="pageLayout1" draw:style-name="a51">
      <draw:frame draw:id="id10" presentation:style-name="a54" draw:name="Tytuł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Kliknij, aby edytować styl</text:span></text:p>
        </draw:text-box>
        <svg:title/>
        <svg:desc/>
      </draw:frame>
      <draw:frame draw:id="id11" presentation:style-name="a70" draw:name="Symbol zastępczy zawartości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Edytuj style wzorca tekstu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Drugi poziom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Symbol zastępczy daty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04.06.2018</text:date></text:span><text:span text:style-name="a73" text:class-names=""/></text:p>
        </draw:text-box>
        <svg:title/>
        <svg:desc/>
      </draw:frame>
      <draw:frame draw:id="id13" presentation:style-name="a78" draw:name="Symbol zastępczy stopki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ymbol zastępczy numeru slajdu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Nagłówek-sekcji" style:page-layout-name="pageLayout1" draw:style-name="a83">
      <draw:frame draw:id="id15" presentation:style-name="a86" draw:name="Tytuł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Kliknij, aby edytować styl</text:span></text:p>
        </draw:text-box>
        <svg:title/>
        <svg:desc/>
      </draw:frame>
      <draw:frame draw:id="id16" presentation:style-name="a90" draw:name="Symbol zastępczy tekstu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Edytuj style wzorca tekstu</text:span></text:p>
            </text:list-item>
          </text:list>
        </draw:text-box>
        <svg:title/>
        <svg:desc/>
      </draw:frame>
      <draw:frame draw:id="id17" presentation:style-name="a95" draw:name="Symbol zastępczy daty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04.06.2018</text:date></text:span><text:span text:style-name="a93" text:class-names=""/></text:p>
        </draw:text-box>
        <svg:title/>
        <svg:desc/>
      </draw:frame>
      <draw:frame draw:id="id18" presentation:style-name="a98" draw:name="Symbol zastępczy stopki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ymbol zastępczy numeru slajdu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Dwa-elementy-zawartości" style:page-layout-name="pageLayout1" draw:style-name="a103">
      <draw:frame draw:id="id20" presentation:style-name="a106" draw:name="Tytuł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Kliknij, aby edytować styl</text:span></text:p>
        </draw:text-box>
        <svg:title/>
        <svg:desc/>
      </draw:frame>
      <draw:frame draw:id="id21" presentation:style-name="a122" draw:name="Symbol zastępczy zawartości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Edytuj style wzorca tekstu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Drugi poziom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Symbol zastępczy zawartości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Edytuj style wzorca tekstu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Drugi poziom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Symbol zastępczy daty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04.06.2018</text:date></text:span><text:span text:style-name="a141" text:class-names=""/></text:p>
        </draw:text-box>
        <svg:title/>
        <svg:desc/>
      </draw:frame>
      <draw:frame draw:id="id24" presentation:style-name="a146" draw:name="Symbol zastępczy stopki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ymbol zastępczy numeru slajdu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Porównanie" style:page-layout-name="pageLayout1" draw:style-name="a151">
      <draw:frame draw:id="id26" presentation:style-name="a154" draw:name="Tytuł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Kliknij, aby edytować styl</text:span></text:p>
        </draw:text-box>
        <svg:title/>
        <svg:desc/>
      </draw:frame>
      <draw:frame draw:id="id27" presentation:style-name="a158" draw:name="Symbol zastępczy tekstu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Edytuj style wzorca tekstu</text:span></text:p>
            </text:list-item>
          </text:list>
        </draw:text-box>
        <svg:title/>
        <svg:desc/>
      </draw:frame>
      <draw:frame draw:id="id28" presentation:style-name="a174" draw:name="Symbol zastępczy zawartości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Edytuj style wzorca tekstu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Drugi poziom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Symbol zastępczy tekstu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Edytuj style wzorca tekstu</text:span></text:p>
            </text:list-item>
          </text:list>
        </draw:text-box>
        <svg:title/>
        <svg:desc/>
      </draw:frame>
      <draw:frame draw:id="id30" presentation:style-name="a194" draw:name="Symbol zastępczy zawartości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Edytuj style wzorca tekstu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Drugi poziom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Symbol zastępczy daty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04.06.2018</text:date></text:span><text:span text:style-name="a197" text:class-names=""/></text:p>
        </draw:text-box>
        <svg:title/>
        <svg:desc/>
      </draw:frame>
      <draw:frame draw:id="id32" presentation:style-name="a202" draw:name="Symbol zastępczy stopki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ymbol zastępczy numeru slajdu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Tylko-tytuł" style:page-layout-name="pageLayout1" draw:style-name="a207">
      <draw:frame draw:id="id34" presentation:style-name="a210" draw:name="Tytuł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Kliknij, aby edytować styl</text:span></text:p>
        </draw:text-box>
        <svg:title/>
        <svg:desc/>
      </draw:frame>
      <draw:frame draw:id="id35" presentation:style-name="a215" draw:name="Symbol zastępczy daty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04.06.2018</text:date></text:span><text:span text:style-name="a213" text:class-names=""/></text:p>
        </draw:text-box>
        <svg:title/>
        <svg:desc/>
      </draw:frame>
      <draw:frame draw:id="id36" presentation:style-name="a218" draw:name="Symbol zastępczy stopki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ymbol zastępczy numeru slajdu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Pusty" style:page-layout-name="pageLayout1" draw:style-name="a223">
      <draw:frame draw:id="id38" presentation:style-name="a228" draw:name="Symbol zastępczy daty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04.06.2018</text:date></text:span><text:span text:style-name="a226" text:class-names=""/></text:p>
        </draw:text-box>
        <svg:title/>
        <svg:desc/>
      </draw:frame>
      <draw:frame draw:id="id39" presentation:style-name="a231" draw:name="Symbol zastępczy stopki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ymbol zastępczy numeru slajdu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Zawartość-z-podpisem" style:page-layout-name="pageLayout1" draw:style-name="a236">
      <draw:frame draw:id="id41" presentation:style-name="a239" draw:name="Tytuł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Kliknij, aby edytować styl</text:span></text:p>
        </draw:text-box>
        <svg:title/>
        <svg:desc/>
      </draw:frame>
      <draw:frame draw:id="id42" presentation:style-name="a255" draw:name="Symbol zastępczy zawartości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Edytuj style wzorca tekstu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Drugi poziom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Symbol zastępczy tekstu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ytuj style wzorca tekstu</text:span></text:p>
            </text:list-item>
          </text:list>
        </draw:text-box>
        <svg:title/>
        <svg:desc/>
      </draw:frame>
      <draw:frame draw:id="id44" presentation:style-name="a264" draw:name="Symbol zastępczy daty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04.06.2018</text:date></text:span><text:span text:style-name="a262" text:class-names=""/></text:p>
        </draw:text-box>
        <svg:title/>
        <svg:desc/>
      </draw:frame>
      <draw:frame draw:id="id45" presentation:style-name="a267" draw:name="Symbol zastępczy stopki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Symbol zastępczy numeru slajdu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Obraz-z-podpisem" style:page-layout-name="pageLayout1" draw:style-name="a272">
      <draw:frame draw:id="id47" presentation:style-name="a275" draw:name="Tytuł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Kliknij, aby edytować styl</text:span></text:p>
        </draw:text-box>
        <svg:title/>
        <svg:desc/>
      </draw:frame>
      <draw:frame draw:id="id48" presentation:style-name="a278" draw:name="Symbol zastępczy obrazu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Symbol zastępczy tekstu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Edytuj style wzorca tekstu</text:span></text:p>
            </text:list-item>
          </text:list>
        </draw:text-box>
        <svg:title/>
        <svg:desc/>
      </draw:frame>
      <draw:frame draw:id="id50" presentation:style-name="a287" draw:name="Symbol zastępczy daty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04.06.2018</text:date></text:span><text:span text:style-name="a285" text:class-names=""/></text:p>
        </draw:text-box>
        <svg:title/>
        <svg:desc/>
      </draw:frame>
      <draw:frame draw:id="id51" presentation:style-name="a290" draw:name="Symbol zastępczy stopki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Symbol zastępczy numeru slajdu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Tytuł-i-tekst-pionowy" style:page-layout-name="pageLayout1" draw:style-name="a295">
      <draw:frame draw:id="id53" presentation:style-name="a298" draw:name="Tytuł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Kliknij, aby edytować styl</text:span></text:p>
        </draw:text-box>
        <svg:title/>
        <svg:desc/>
      </draw:frame>
      <draw:frame draw:id="id54" presentation:style-name="a314" draw:name="Symbol zastępczy tytułu pionowego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Edytuj style wzorca tekstu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Drugi poziom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Symbol zastępczy daty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04.06.2018</text:date></text:span><text:span text:style-name="a317" text:class-names=""/></text:p>
        </draw:text-box>
        <svg:title/>
        <svg:desc/>
      </draw:frame>
      <draw:frame draw:id="id56" presentation:style-name="a322" draw:name="Symbol zastępczy stopki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Symbol zastępczy numeru slajdu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Tytuł-pionowy-i-tekst" style:page-layout-name="pageLayout1" draw:style-name="a327">
      <draw:frame draw:id="id58" presentation:style-name="a330" draw:name="Tytuł pionowy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Kliknij, aby edytować styl</text:span></text:p>
        </draw:text-box>
        <svg:title/>
        <svg:desc/>
      </draw:frame>
      <draw:frame draw:id="id59" presentation:style-name="a346" draw:name="Symbol zastępczy tytułu pionowego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ytuj style wzorca tekstu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Drugi poziom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Symbol zastępczy daty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04.06.2018</text:date></text:span><text:span text:style-name="a349" text:class-names=""/></text:p>
        </draw:text-box>
        <svg:title/>
        <svg:desc/>
      </draw:frame>
      <draw:frame draw:id="id61" presentation:style-name="a354" draw:name="Symbol zastępczy stopki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Symbol zastępczy numeru slajdu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Funkcje</dc:title>
    <meta:initial-creator>Damian Kurpiewski</meta:initial-creator>
    <dc:creator>Damian Kurpiewski</dc:creator>
    <meta:creation-date>2018-02-28T08:33:27Z</meta:creation-date>
    <dc:date>2018-11-10T18:39:42Z</dc:date>
    <meta:editing-cycles>28</meta:editing-cycles>
    <meta:editing-duration>PT11467S</meta:editing-duration>
    <meta:document-statistic meta:paragraph-count="174" meta:word-count="390"/>
  </office:meta>
</office:document-meta>
</file>